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067" svg:font-family="MSI_Z067"/>
    <style:font-face style:name="MSI_Z079" svg:font-family="MSI_Z079"/>
    <style:font-face style:name="MSI_Z061" svg:font-family="MSI_Z061" style:font-pitch="variable"/>
    <style:font-face style:name="MSI_Z062" svg:font-family="MSI_Z062" style:font-pitch="variable"/>
    <style:font-face style:name="MSI_Z063" svg:font-family="MSI_Z063" style:font-pitch="variable"/>
    <style:font-face style:name="MSI_Z064" svg:font-family="MSI_Z064" style:font-pitch="variable"/>
    <style:font-face style:name="MSI_Z065" svg:font-family="MSI_Z065" style:font-pitch="variable"/>
    <style:font-face style:name="MSI_Z066" svg:font-family="MSI_Z066" style:font-pitch="variable"/>
    <style:font-face style:name="MSI_Z0671" svg:font-family="MSI_Z067" style:font-pitch="variable"/>
    <style:font-face style:name="MSI_Z068" svg:font-family="MSI_Z068" style:font-pitch="variable"/>
    <style:font-face style:name="MSI_Z069" svg:font-family="MSI_Z069" style:font-pitch="variable"/>
    <style:font-face style:name="MSI_Z070" svg:font-family="MSI_Z070" style:font-pitch="variable"/>
    <style:font-face style:name="MSI_Z071" svg:font-family="MSI_Z071" style:font-pitch="variable"/>
    <style:font-face style:name="MSI_Z072" svg:font-family="MSI_Z072" style:font-pitch="variable"/>
    <style:font-face style:name="MSI_Z073" svg:font-family="MSI_Z073" style:font-pitch="variable"/>
    <style:font-face style:name="MSI_Z074" svg:font-family="MSI_Z074" style:font-pitch="variable"/>
    <style:font-face style:name="MSI_Z075" svg:font-family="MSI_Z075" style:font-pitch="variable"/>
    <style:font-face style:name="MSI_Z076" svg:font-family="MSI_Z076" style:font-pitch="variable"/>
    <style:font-face style:name="MSI_Z077" svg:font-family="MSI_Z077" style:font-pitch="variable"/>
    <style:font-face style:name="MSI_Z078" svg:font-family="MSI_Z078" style:font-pitch="variable"/>
    <style:font-face style:name="MSI_Z0791" svg:font-family="MSI_Z079" style:font-pitch="variable"/>
    <style:font-face style:name="MSI_Z080" svg:font-family="MSI_Z080" style:font-pitch="variable"/>
    <style:font-face style:name="MSI_Z081" svg:font-family="MSI_Z081" style:font-pitch="variable"/>
    <style:font-face style:name="Liberation Serif" svg:font-family="'Liberation Serif'" style:font-family-generic="roman" style:font-pitch="variable"/>
    <style:font-face style:name="QCF_P030" svg:font-family="QCF_P030" style:font-family-generic="roman" style:font-pitch="variable"/>
    <style:font-face style:name="QCF_P062" svg:font-family="QCF_P062" style:font-family-generic="roman" style:font-pitch="variable"/>
    <style:font-face style:name="QCF_P063" svg:font-family="QCF_P063" style:font-family-generic="roman" style:font-pitch="variable"/>
    <style:font-face style:name="QCF_P064" svg:font-family="QCF_P064" style:font-family-generic="roman" style:font-pitch="variable"/>
    <style:font-face style:name="QCF_P065" svg:font-family="QCF_P065" style:font-family-generic="roman" style:font-pitch="variable"/>
    <style:font-face style:name="QCF_P066" svg:font-family="QCF_P066" style:font-family-generic="roman" style:font-pitch="variable"/>
    <style:font-face style:name="QCF_P067" svg:font-family="QCF_P067" style:font-family-generic="roman" style:font-pitch="variable"/>
    <style:font-face style:name="QCF_P068" svg:font-family="QCF_P068" style:font-family-generic="roman" style:font-pitch="variable"/>
    <style:font-face style:name="QCF_P069" svg:font-family="QCF_P069" style:font-family-generic="roman" style:font-pitch="variable"/>
    <style:font-face style:name="QCF_P070" svg:font-family="QCF_P070" style:font-family-generic="roman" style:font-pitch="variable"/>
    <style:font-face style:name="QCF_P071" svg:font-family="QCF_P071" style:font-family-generic="roman" style:font-pitch="variable"/>
    <style:font-face style:name="QCF_P072" svg:font-family="QCF_P072" style:font-family-generic="roman" style:font-pitch="variable"/>
    <style:font-face style:name="QCF_P073" svg:font-family="QCF_P073" style:font-family-generic="roman" style:font-pitch="variable"/>
    <style:font-face style:name="QCF_P074" svg:font-family="QCF_P074" style:font-family-generic="roman" style:font-pitch="variable"/>
    <style:font-face style:name="QCF_P075" svg:font-family="QCF_P075" style:font-family-generic="roman" style:font-pitch="variable"/>
    <style:font-face style:name="QCF_P076" svg:font-family="QCF_P076" style:font-family-generic="roman" style:font-pitch="variable"/>
    <style:font-face style:name="QCF_P077" svg:font-family="QCF_P077" style:font-family-generic="roman" style:font-pitch="variable"/>
    <style:font-face style:name="QCF_P078" svg:font-family="QCF_P078" style:font-family-generic="roman" style:font-pitch="variable"/>
    <style:font-face style:name="QCF_P079" svg:font-family="QCF_P079" style:font-family-generic="roman" style:font-pitch="variable"/>
    <style:font-face style:name="QCF_P080" svg:font-family="QCF_P080" style:font-family-generic="roman" style:font-pitch="variable"/>
    <style:font-face style:name="QCF_P081" svg:font-family="QCF_P0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d8645" style:font-size-asian="23.5pt" style:font-name-complex="MSI_Z063" style:font-size-complex="23.5pt"/>
    </style:style>
    <style:style style:name="P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f4ba6" style:font-size-asian="23.5pt" style:font-name-complex="MSI_Z064" style:font-size-complex="23.5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13ede" style:font-size-asian="23.5pt" style:font-name-complex="MSI_Z065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24f57" style:font-size-asian="23.5pt" style:font-name-complex="MSI_Z066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a62b3" style:font-size-asian="23.5pt" style:font-name-complex="MSI_Z0671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3aac2" style:font-size-asian="23.5pt" style:font-name-complex="MSI_Z068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b7e7f" style:font-size-asian="23.5pt" style:font-name-complex="MSI_Z069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c586f" style:font-size-asian="23.5pt" style:font-name-complex="MSI_Z070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53d06" style:font-size-asian="23.5pt" style:font-name-complex="MSI_Z071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c586f" style:font-size-asian="23.5pt" style:font-name-complex="MSI_Z072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d45b5" style:font-size-asian="23.5pt" style:font-name-complex="MSI_Z073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e2876" style:font-size-asian="23.5pt" style:font-name-complex="MSI_Z074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54b41" style:font-size-asian="23.5pt" style:font-name-complex="MSI_Z075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f6e00" style:font-size-asian="23.5pt" style:font-name-complex="MSI_Z076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2524d" style:font-size-asian="23.5pt" style:font-name-complex="MSI_Z078" style:font-size-complex="23.5pt"/>
    </style:style>
    <style:style style:name="P16" style:family="paragraph" style:parent-style-name="Standard">
      <style:paragraph-properties fo:text-align="center" style:justify-single-word="false" fo:break-before="page" style:writing-mode="rl-tb"/>
      <style:text-properties style:use-window-font-color="true" style:font-name="QCF_P030" fo:font-size="23.5pt" officeooo:paragraph-rsid="0057bb99" style:font-size-asian="23.5pt" style:font-name-complex="MSI_Z0791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45182" style:font-size-asian="23.5pt" style:font-name-complex="MSI_Z080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452f7" style:font-size-asian="23.5pt" style:font-name-complex="MSI_Z081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a62b3" style:font-size-asian="23.5pt" style:font-name-complex="MSI_Z0671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b7e7f" style:font-size-asian="23.5pt" style:font-name-complex="MSI_Z069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c586f" style:font-size-asian="23.5pt" style:font-name-complex="MSI_Z070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c586f" style:font-size-asian="23.5pt" style:font-name-complex="MSI_Z072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d45b5" style:font-size-asian="23.5pt" style:font-name-complex="MSI_Z073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e2876" style:font-size-asian="23.5pt" style:font-name-complex="MSI_Z074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f6e00" style:font-size-asian="23.5pt" style:font-name-complex="MSI_Z076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168a7" style:font-size-asian="23.5pt" style:font-name-complex="MSI_Z077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2524d" style:font-size-asian="23.5pt" style:font-name-complex="MSI_Z078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45182" style:font-size-asian="23.5pt" style:font-name-complex="MSI_Z080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452f7" style:font-size-asian="23.5pt" style:font-name-complex="MSI_Z081" style:font-size-complex="23.5pt"/>
    </style:style>
    <style:style style:name="P30" style:family="paragraph" style:parent-style-name="Standard">
      <style:paragraph-properties fo:text-align="center" style:justify-single-word="false" style:writing-mode="rl-tb"/>
      <style:text-properties style:use-window-font-color="true" style:font-name="QCF_P076" fo:font-size="23.5pt" officeooo:rsid="006111b0" officeooo:paragraph-rsid="006111b0" style:font-size-asian="23.5pt" style:font-name-complex="MSI_BASMALAH" style:font-size-complex="23.5pt"/>
    </style:style>
    <style:style style:name="P31" style:family="paragraph" style:parent-style-name="Standard" style:master-page-name="Standard">
      <style:paragraph-properties fo:text-align="justify" fo:text-align-last="justify" style:justify-single-word="true" style:page-number="62" fo:break-before="auto" fo:break-after="auto" style:writing-mode="rl-tb"/>
      <style:text-properties style:use-window-font-color="true" style:font-name="QCF_P030" fo:font-size="23.5pt" officeooo:paragraph-rsid="004d8645" style:font-size-asian="23.5pt" style:font-name-complex="MSI_Z061" style:font-size-complex="23.5pt"/>
    </style:style>
    <style:style style:name="P32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style:use-window-font-color="true" style:font-name="QCF_P030" fo:font-size="23.5pt" officeooo:rsid="006111b0" officeooo:paragraph-rsid="006111b0" style:font-size-asian="23.5pt" style:font-name-complex="MSI_Z061" style:font-size-complex="23.5pt"/>
    </style:style>
    <style:style style:name="P33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4" style:family="paragraph" style:parent-style-name="Header">
      <style:text-properties style:font-name="Liberation Sans Narrow" fo:font-size="10pt" officeooo:rsid="0067315d" officeooo:paragraph-rsid="0067315d" style:font-size-asian="8.75pt" style:font-size-complex="10pt"/>
    </style:style>
    <style:style style:name="P35" style:family="paragraph" style:parent-style-name="Header">
      <style:text-properties style:font-name="Liberation Sans Narrow" fo:font-size="10pt" officeooo:rsid="0067315d" officeooo:paragraph-rsid="0067315d" style:font-size-asian="10pt" style:font-size-complex="10pt"/>
    </style:style>
    <style:style style:name="P36" style:family="paragraph">
      <style:paragraph-properties fo:text-align="center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style:font-name-complex="MSI_Z062"/>
    </style:style>
    <style:style style:name="T3" style:family="text">
      <style:text-properties style:font-name="QCF_P062" style:font-name-complex="MSI_Z062"/>
    </style:style>
    <style:style style:name="T4" style:family="text">
      <style:text-properties style:font-name="QCF_P063"/>
    </style:style>
    <style:style style:name="T5" style:family="text">
      <style:text-properties style:font-name="QCF_P064"/>
    </style:style>
    <style:style style:name="T6" style:family="text">
      <style:text-properties style:font-name="QCF_P065"/>
    </style:style>
    <style:style style:name="T7" style:family="text">
      <style:text-properties style:font-name="QCF_P066"/>
    </style:style>
    <style:style style:name="T8" style:family="text">
      <style:text-properties style:font-name="QCF_P067"/>
    </style:style>
    <style:style style:name="T9" style:family="text">
      <style:text-properties style:font-name="QCF_P068"/>
    </style:style>
    <style:style style:name="T10" style:family="text">
      <style:text-properties style:font-name="QCF_P069"/>
    </style:style>
    <style:style style:name="T11" style:family="text">
      <style:text-properties style:font-name="QCF_P070"/>
    </style:style>
    <style:style style:name="T12" style:family="text">
      <style:text-properties style:font-name="QCF_P071"/>
    </style:style>
    <style:style style:name="T13" style:family="text">
      <style:text-properties style:font-name="QCF_P072"/>
    </style:style>
    <style:style style:name="T14" style:family="text">
      <style:text-properties style:font-name="QCF_P073"/>
    </style:style>
    <style:style style:name="T15" style:family="text">
      <style:text-properties style:font-name="QCF_P074"/>
    </style:style>
    <style:style style:name="T16" style:family="text">
      <style:text-properties style:font-name="QCF_P075"/>
    </style:style>
    <style:style style:name="T17" style:family="text">
      <style:text-properties style:font-name="QCF_P076"/>
    </style:style>
    <style:style style:name="T18" style:family="text">
      <style:text-properties style:font-name="QCF_P077"/>
    </style:style>
    <style:style style:name="T19" style:family="text">
      <style:text-properties style:font-name="QCF_P077" style:font-name-complex="MSI_BASMALAH"/>
    </style:style>
    <style:style style:name="T20" style:family="text">
      <style:text-properties style:font-name="QCF_P078"/>
    </style:style>
    <style:style style:name="T21" style:family="text">
      <style:text-properties style:font-name="QCF_P079"/>
    </style:style>
    <style:style style:name="T22" style:family="text">
      <style:text-properties style:font-name="QCF_P080"/>
    </style:style>
    <style:style style:name="T23" style:family="text">
      <style:text-properties style:font-name="QCF_P081"/>
    </style:style>
    <style:style style:name="T24" style:family="text">
      <style:text-properties style:font-name-complex="MSI_BASMALAH"/>
    </style:style>
    <style:style style:name="T25" style:family="text">
      <style:text-properties style:font-name="MSI_Z079" officeooo:rsid="0062d299"/>
    </style:style>
    <style:style style:name="T26" style:family="text">
      <style:text-properties style:font-name="MSI_Z067" officeooo:rsid="006454e7"/>
    </style:style>
    <style:style style:name="gr1" style:family="graphic">
      <style:graphic-properties svg:stroke-width="0.0138in" svg:stroke-color="#000000" draw:marker-start-width="0.1598in" draw:marker-end-width="0.1598in" svg:stroke-linecap="round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oft-page-break/><text:span text:style-name="T3">ﭑ</text:span><text:span text:style-name="T2"> </text:span><text:span text:style-name="T3">ﭒ</text:span><text:span text:style-name="T2"> </text:span><text:span text:style-name="T3">ﭓ</text:span><text:span text:style-name="T2"> </text:span><text:span text:style-name="T3">ﭔ</text:span><text:span text:style-name="T2"> </text:span><text:span text:style-name="T3">ﭕ</text:span><text:span text:style-name="T2"> </text:span><text:span text:style-name="T3">ﭖ</text:span><text:span text:style-name="T2"> </text:span><text:span text:style-name="T3">ﭗﭘ</text:span><text:span text:style-name="T2"> </text:span><text:span text:style-name="T3">ﭙ</text:span><text:span text:style-name="T2"> </text:span><text:span text:style-name="T3">ﭚ</text:span><text:span text:style-name="T2"> </text:span><text:span text:style-name="T3">ﭛ</text:span><text:span text:style-name="T2"> </text:span><text:span text:style-name="T3">ﭜ</text:span><text:span text:style-name="T2"> </text:span><text:span text:style-name="T3">ﭝ</text:span><text:span text:style-name="T2"> </text:span><text:span text:style-name="T3">ﭞ</text:span><text:span text:style-name="T2"> </text:span><text:span text:style-name="T3">ﭟ</text:span><text:span text:style-name="T2"> </text:span><text:span text:style-name="T3">ﭠ</text:span><text:span text:style-name="T2"> </text:span><text:span text:style-name="T3">ﭡ</text:span><text:span text:style-name="T2"> </text:span><text:span text:style-name="T3">ﭢ</text:span><text:span text:style-name="T2"> </text:span><text:span text:style-name="T3">ﭣ</text:span><text:span text:style-name="T2"> </text:span><text:span text:style-name="T3">ﭤ</text:span><text:span text:style-name="T2"> </text:span><text:span text:style-name="T3">ﭥ</text:span><text:span text:style-name="T2"> </text:span><text:span text:style-name="T3">ﭦ</text:span><text:span text:style-name="T2"> </text:span><text:span text:style-name="T3">ﭧ</text:span><text:span text:style-name="T2"> </text:span><text:span text:style-name="T3">ﭨ</text:span><text:span text:style-name="T2"> </text:span><text:span text:style-name="T3">ﭩ</text:span><text:span text:style-name="T2"> </text:span><text:span text:style-name="T3">ﭪ</text:span><text:span text:style-name="T2"> </text:span><text:span text:style-name="T3">ﭫ</text:span><text:span text:style-name="T2"> </text:span><text:span text:style-name="T3">ﭬ</text:span><text:span text:style-name="T2"> </text:span><text:span text:style-name="T3">ﭭ</text:span><text:span text:style-name="T2"> </text:span><text:span text:style-name="T3">ﭮ</text:span><text:span text:style-name="T2"> </text:span><text:span text:style-name="T3">ﭯ</text:span><text:span text:style-name="T2"> </text:span><text:span text:style-name="T3">ﭰ</text:span><text:span text:style-name="T2"> </text:span><text:span text:style-name="T3">ﭱ</text:span><text:span text:style-name="T2"> </text:span><text:span text:style-name="T3">ﭲ</text:span><text:span text:style-name="T2"> </text:span><text:span text:style-name="T3">ﭳﭴ</text:span><text:span text:style-name="T2"> </text:span><text:span text:style-name="T3">ﭵ</text:span><text:span text:style-name="T2"> </text:span><text:span text:style-name="T3">ﭶ</text:span><text:span text:style-name="T2"> </text:span><text:span text:style-name="T3">ﭷ</text:span><text:span text:style-name="T2"> </text:span><text:span text:style-name="T3">ﭸ</text:span><text:span text:style-name="T2"> </text:span><text:span text:style-name="T3">ﭹ</text:span><text:span text:style-name="T2"> </text:span><text:span text:style-name="T3">ﭺ</text:span><text:span text:style-name="T2"> </text:span><text:span text:style-name="T3">ﭻ</text:span><text:span text:style-name="T2"> </text:span><text:span text:style-name="T3">ﭼ</text:span><text:span text:style-name="T2"> </text:span><text:span text:style-name="T3">ﭽ</text:span><text:span text:style-name="T2"> </text:span><text:span text:style-name="T3">ﭾ</text:span><text:span text:style-name="T2"> </text:span><text:span text:style-name="T3">ﭿ</text:span><text:span text:style-name="T2"> </text:span><text:span text:style-name="T3">ﮀ</text:span><text:span text:style-name="T2"> </text:span><text:span text:style-name="T3">ﮁ</text:span><text:span text:style-name="T2"> </text:span><text:span text:style-name="T3">ﮂ</text:span><text:span text:style-name="T2"> </text:span><text:span text:style-name="T3">ﮃ</text:span><text:span text:style-name="T2"> </text:span><text:span text:style-name="T3">ﮄ</text:span><text:span text:style-name="T2"> </text:span><text:span text:style-name="T3">ﮅ</text:span><text:span text:style-name="T2"> </text:span><text:span text:style-name="T3">ﮆ</text:span><text:span text:style-name="T2"> </text:span><text:span text:style-name="T3">ﮇ</text:span><text:span text:style-name="T2"> </text:span><text:span text:style-name="T3">ﮈ</text:span><text:span text:style-name="T2"> </text:span><text:span text:style-name="T3">ﮉ</text:span><text:span text:style-name="T2"> </text:span><text:span text:style-name="T3">ﮊ</text:span><text:span text:style-name="T2"> </text:span><text:span text:style-name="T3">ﮋﮌ</text:span><text:span text:style-name="T2"> </text:span><text:span text:style-name="T3">ﮍ</text:span><text:span text:style-name="T2"> </text:span><text:span text:style-name="T3">ﮎ</text:span><text:span text:style-name="T2"> </text:span><text:span text:style-name="T3">ﮏ</text:span><text:span text:style-name="T2"> </text:span><text:span text:style-name="T3">ﮐ</text:span><text:span text:style-name="T2"> </text:span><text:span text:style-name="T3">ﮑ</text:span><text:span text:style-name="T2"> </text:span><text:span text:style-name="T3">ﮒ</text:span><text:span text:style-name="T2"> </text:span><text:span text:style-name="T3">ﮓ</text:span><text:span text:style-name="T2"> </text:span><text:span text:style-name="T3">ﮔ</text:span><text:span text:style-name="T2"> </text:span><text:span text:style-name="T3">ﮕ</text:span><text:span text:style-name="T2"> </text:span><text:span text:style-name="T3">ﮖ</text:span><text:span text:style-name="T2"> </text:span><text:span text:style-name="T3">ﮗ</text:span><text:span text:style-name="T2"> </text:span><text:span text:style-name="T3">ﮘ</text:span><text:span text:style-name="T2"> </text:span><text:span text:style-name="T3">ﮙ</text:span><text:span text:style-name="T2"> </text:span><text:span text:style-name="T3">ﮚ</text:span><text:span text:style-name="T2"> </text:span><text:span text:style-name="T3">ﮛ</text:span><text:span text:style-name="T2"> </text:span><text:span text:style-name="T3">ﮜ</text:span><text:span text:style-name="T2"> </text:span><text:span text:style-name="T3">ﮝ</text:span><text:span text:style-name="T2"> </text:span><text:span text:style-name="T3">ﮞ</text:span><text:span text:style-name="T2"> </text:span><text:span text:style-name="T3">ﮟ</text:span><text:span text:style-name="T2"> </text:span><text:span text:style-name="T3">ﮠ</text:span><text:span text:style-name="T2"> </text:span><text:span text:style-name="T3">ﮡ</text:span><text:span text:style-name="T2"> </text:span><text:span text:style-name="T3">ﮢ</text:span><text:span text:style-name="T2"> </text:span><text:span text:style-name="T3">ﮣ</text:span><text:span text:style-name="T2"> </text:span><text:span text:style-name="T3">ﮤ</text:span><text:span text:style-name="T2"> </text:span><text:span text:style-name="T3">ﮥﮦ</text:span><text:span text:style-name="T2"> </text:span><text:span text:style-name="T3">ﮧ</text:span><text:span text:style-name="T2"> </text:span><text:span text:style-name="T3">ﮨ</text:span><text:span text:style-name="T2"> </text:span><text:span text:style-name="T3">ﮩ</text:span><text:span text:style-name="T2"> </text:span><text:span text:style-name="T3">ﮪﮫ</text:span><text:span text:style-name="T2"> </text:span><text:span text:style-name="T3">ﮬ</text:span><text:span text:style-name="T2"> </text:span><text:span text:style-name="T3">ﮭ</text:span><text:span text:style-name="T2"> </text:span><text:span text:style-name="T3">ﮮ</text:span><text:span text:style-name="T2"> </text:span><text:span text:style-name="T3">ﮯ</text:span><text:span text:style-name="T2"> </text:span><text:span text:style-name="T3">ﮰ</text:span><text:span text:style-name="T2"> </text:span><text:span text:style-name="T3">ﮱ</text:span><text:span text:style-name="T2"> </text:span><text:span text:style-name="T3">ﯓ</text:span><text:span text:style-name="T2"> </text:span><text:span text:style-name="T3">ﯔ</text:span><text:span text:style-name="T2"> </text:span><text:span text:style-name="T3">ﯕﯖ</text:span><text:span text:style-name="T2"> </text:span><text:span text:style-name="T3">ﯗ</text:span><text:span text:style-name="T2"> </text:span><text:span text:style-name="T3">ﯘ</text:span><text:span text:style-name="T2"> </text:span><text:span text:style-name="T3">ﯙ</text:span><text:span text:style-name="T2"> </text:span><text:span text:style-name="T3">ﯚ</text:span><text:span text:style-name="T2"> </text:span><text:span text:style-name="T3">ﯛ</text:span><text:span text:style-name="T2"> </text:span><text:span text:style-name="T3">ﯜ</text:span><text:span text:style-name="T2"> </text:span><text:span text:style-name="T3">ﯝ</text:span><text:span text:style-name="T2"> </text:span><text:span text:style-name="T3">ﯞ</text:span><text:span text:style-name="T2"> </text:span><text:span text:style-name="T3">ﯟ</text:span><text:span text:style-name="T2"> </text:span><text:span text:style-name="T3">ﯠ</text:span><text:span text:style-name="T2"> </text:span><text:span text:style-name="T3">ﯡ</text:span><text:span text:style-name="T2"> </text:span><text:span text:style-name="T3">ﯢ</text:span><text:span text:style-name="T2"> </text:span><text:span text:style-name="T3">ﯣ</text:span><text:span text:style-name="T2"> </text:span><text:span text:style-name="T3">ﯤ</text:span><text:span text:style-name="T2"> </text:span><text:span text:style-name="T3">ﯥ</text:span><text:span text:style-name="T2"> </text:span><text:span text:style-name="T3">ﯦ</text:span><text:span text:style-name="T2"> </text:span><text:span text:style-name="T3">ﯧ</text:span><text:span text:style-name="T2"> </text:span><text:span text:style-name="T3">ﯨ</text:span><text:span text:style-name="T2"> </text:span><text:span text:style-name="T3">ﯩ</text:span><text:span text:style-name="T2"> </text:span><text:span text:style-name="T3">ﯪ</text:span><text:span text:style-name="T2"> </text:span><text:span text:style-name="T3">ﯫ</text:span><text:span text:style-name="T2"> </text:span><text:span text:style-name="T3">ﯬ</text:span><text:span text:style-name="T2"> </text:span><text:span text:style-name="T3">ﯭ</text:span><text:span text:style-name="T2"> </text:span><text:span text:style-name="T3">ﯮ</text:span><text:span text:style-name="T2"> </text:span><text:span text:style-name="T3">ﯯ</text:span><text:span text:style-name="T2"> </text:span><text:span text:style-name="T3">ﯰ</text:span><text:span text:style-name="T2"> </text:span><text:span text:style-name="T3">ﯱ</text:span><text:span text:style-name="T2"> </text:span><text:span text:style-name="T3">ﯲ</text:span><text:span text:style-name="T2"> </text:span><text:span text:style-name="T3">ﯳ</text:span><text:span text:style-name="T2"> </text:span><text:span text:style-name="T3">ﯴ</text:span><text:span text:style-name="T2"> </text:span><text:span text:style-name="T3">ﯵ</text:span><text:span text:style-name="T2"> </text:span><text:span text:style-name="T3">ﯶ</text:span><text:span text:style-name="T2"> </text:span><text:span text:style-name="T3">ﯷ</text:span><text:span text:style-name="T2"> </text:span><text:span text:style-name="T3">ﯸ</text:span><text:span text:style-name="T2"> </text:span><text:span text:style-name="T3">ﯹﯺ</text:span><text:span text:style-name="T2"> </text:span><text:span text:style-name="T3">ﯻ</text:span><text:span text:style-name="T2"> </text:span><text:span text:style-name="T3">ﯼ</text:span><text:span text:style-name="T2"> </text:span><text:span text:style-name="T3">ﯽ</text:span><text:span text:style-name="T2"> </text:span><text:span text:style-name="T3">ﯾ</text:span><text:span text:style-name="T2"> </text:span><text:span text:style-name="T3">ﯿ</text:span><text:span text:style-name="T2"> </text:span><text:span text:style-name="T3">ﰀ</text:span><text:span text:style-name="T2"> </text:span><text:span text:style-name="T3">ﰁ</text:span><text:span text:style-name="T2"> </text:span><text:span text:style-name="T3">ﰂ</text:span><text:span text:style-name="T2"> </text:span><text:span text:style-name="T3">ﰃ</text:span><text:span text:style-name="T2"> </text:span><text:span text:style-name="T3">ﰄ</text:span><text:span text:style-name="T2"> </text:span><text:span text:style-name="T3">ﰅ</text:span><text:span text:style-name="T2"> </text:span><text:span text:style-name="T3">ﰆ</text:span><text:span text:style-name="T2"> </text:span><text:span text:style-name="T3">ﰇ</text:span><text:span text:style-name="T2"> </text:span><text:span text:style-name="T3">ﰈ</text:span><text:span text:style-name="T2"> </text:span><text:span text:style-name="T3">ﰉ</text:span><text:span text:style-name="T2"> </text:span><text:span text:style-name="T3">ﰊ</text:span><text:span text:style-name="T2"> </text:span><text:span text:style-name="T3">ﰋ</text:span><text:span text:style-name="T2"> </text:span><text:span text:style-name="T3">ﰌ</text:span><text:span text:style-name="T2"> </text:span><text:span text:style-name="T3">ﰍ</text:span><text:span text:style-name="T2"> </text:span><text:span text:style-name="T3">ﰎ</text:span><text:span text:style-name="T2"> </text:span><text:span text:style-name="T3">ﰏ</text:span></text:p>
      <text:p text:style-name="P1"><text:span text:style-name="T4">ﭑ</text:span><text:span text:style-name="T1"> </text:span><text:span text:style-name="T4">ﭒ</text:span><text:span text:style-name="T1"> </text:span><text:span text:style-name="T4">ﭓ</text:span><text:span text:style-name="T1"> </text:span><text:span text:style-name="T4">ﭔ</text:span><text:span text:style-name="T1"> </text:span><text:span text:style-name="T4">ﭕ</text:span><text:span text:style-name="T1"> </text:span><text:span text:style-name="T4">ﭖ</text:span><text:span text:style-name="T1"> </text:span><text:span text:style-name="T4">ﭗ</text:span><text:span text:style-name="T1"> </text:span><text:span text:style-name="T4">ﭘ</text:span><text:span text:style-name="T1"> </text:span><text:span text:style-name="T4">ﭙﭚ</text:span><text:span text:style-name="T1"> </text:span><text:span text:style-name="T4">ﭛ</text:span><text:span text:style-name="T1"> </text:span><text:span text:style-name="T4">ﭜ</text:span><text:span text:style-name="T1"> </text:span><text:span text:style-name="T4">ﭝ</text:span><text:span text:style-name="T1"> </text:span><text:span text:style-name="T4">ﭞ</text:span><text:span text:style-name="T1"> </text:span><text:span text:style-name="T4">ﭟ</text:span><text:span text:style-name="T1"> </text:span><text:span text:style-name="T4">ﭠ</text:span><text:span text:style-name="T1"> </text:span><text:span text:style-name="T4">ﭡ</text:span><text:span text:style-name="T1"> </text:span><text:span text:style-name="T4">ﭢ</text:span><text:span text:style-name="T1"> </text:span><text:span text:style-name="T4">ﭣ</text:span><text:span text:style-name="T1"> </text:span><text:span text:style-name="T4">ﭤ</text:span><text:span text:style-name="T1"> </text:span><text:span text:style-name="T4">ﭥ</text:span><text:span text:style-name="T1"> </text:span><text:span text:style-name="T4">ﭦ</text:span><text:span text:style-name="T1"> </text:span><text:span text:style-name="T4">ﭧ</text:span><text:span text:style-name="T1"> </text:span><text:span text:style-name="T4">ﭨ</text:span><text:span text:style-name="T1"> </text:span><text:span text:style-name="T4">ﭩ</text:span><text:span text:style-name="T1"> </text:span><text:span text:style-name="T4">ﭪ</text:span><text:span text:style-name="T1"> </text:span><text:span text:style-name="T4">ﭫ</text:span><text:span text:style-name="T1"> </text:span><text:span text:style-name="T4">ﭬ</text:span><text:span text:style-name="T1"> </text:span><text:span text:style-name="T4">ﭭ</text:span><text:span text:style-name="T1"> </text:span><text:span text:style-name="T4">ﭮ</text:span><text:span text:style-name="T1"> </text:span><text:span text:style-name="T4">ﭯ</text:span><text:span text:style-name="T1"> </text:span><text:span text:style-name="T4">ﭰ</text:span><text:span text:style-name="T1"> </text:span><text:span text:style-name="T4">ﭱ</text:span><text:span text:style-name="T1"> </text:span><text:span text:style-name="T4">ﭲ</text:span><text:span text:style-name="T1"> </text:span><text:span text:style-name="T4">ﭳ</text:span><text:span text:style-name="T1"> </text:span><text:span text:style-name="T4">ﭴ</text:span><text:span text:style-name="T1"> </text:span><text:span text:style-name="T4">ﭵ</text:span><text:span text:style-name="T1"> </text:span><text:span text:style-name="T4">ﭶﭷ</text:span><text:span text:style-name="T1"> </text:span><text:span text:style-name="T4">ﭸ</text:span><text:span text:style-name="T1"> </text:span><text:span text:style-name="T4">ﭹ</text:span><text:span text:style-name="T1"> </text:span><text:span text:style-name="T4">ﭺ</text:span><text:span text:style-name="T1"> </text:span><text:span text:style-name="T4">ﭻ</text:span><text:span text:style-name="T1"> </text:span><text:span text:style-name="T4">ﭼ</text:span><text:span text:style-name="T1"> </text:span><text:span text:style-name="T4">ﭽ</text:span><text:span text:style-name="T1"> </text:span><text:span text:style-name="T4">ﭾ</text:span><text:span text:style-name="T1"> </text:span><text:span text:style-name="T4">ﭿ</text:span><text:span text:style-name="T1"> </text:span><text:span text:style-name="T4">ﮀ</text:span><text:span text:style-name="T1"> </text:span><text:span text:style-name="T4">ﮁ</text:span><text:span text:style-name="T1"> </text:span><text:span text:style-name="T4">ﮂ</text:span><text:span text:style-name="T1"> </text:span><text:span text:style-name="T4">ﮃ</text:span><text:span text:style-name="T1"> </text:span><text:span text:style-name="T4">ﮄ</text:span><text:span text:style-name="T1"> </text:span><text:span text:style-name="T4">ﮅ</text:span><text:span text:style-name="T1"> </text:span><text:span text:style-name="T4">ﮆ</text:span><text:span text:style-name="T1"> </text:span><text:span text:style-name="T4">ﮇ</text:span><text:span text:style-name="T1"> </text:span><text:span text:style-name="T4">ﮈ</text:span><text:span text:style-name="T1"> </text:span><text:span text:style-name="T4">ﮉ</text:span><text:span text:style-name="T1"> </text:span><text:span text:style-name="T4">ﮊ</text:span><text:span text:style-name="T1"> </text:span><text:span text:style-name="T4">ﮋ</text:span><text:span text:style-name="T1"> </text:span><text:span text:style-name="T4">ﮌﮍ</text:span><text:span text:style-name="T1"> </text:span><text:span text:style-name="T4">ﮎ</text:span><text:span text:style-name="T1"> </text:span><text:span text:style-name="T4">ﮏ</text:span><text:span text:style-name="T1"> </text:span><text:span text:style-name="T4">ﮐ</text:span><text:span text:style-name="T1"> </text:span><text:span text:style-name="T4">ﮑ</text:span><text:span text:style-name="T1"> </text:span><text:span text:style-name="T4">ﮒ</text:span><text:span text:style-name="T1"> </text:span><text:span text:style-name="T4">ﮓ</text:span><text:span text:style-name="T1"> </text:span><text:span text:style-name="T4">ﮔ</text:span><text:span text:style-name="T1"> </text:span><text:span text:style-name="T4">ﮕ</text:span><text:span text:style-name="T1"> </text:span><text:span text:style-name="T4">ﮖ</text:span><text:span text:style-name="T1"> </text:span><text:span text:style-name="T4">ﮗ</text:span><text:span text:style-name="T1"> </text:span><text:span text:style-name="T4">ﮘ</text:span><text:span text:style-name="T1"> </text:span><text:span text:style-name="T4">ﮙ</text:span><text:span text:style-name="T1"> </text:span><text:span text:style-name="T4">ﮚ</text:span><text:span text:style-name="T1"> </text:span><text:span text:style-name="T4">ﮛ</text:span><text:span text:style-name="T1"> </text:span><text:span text:style-name="T4">ﮜ</text:span><text:span text:style-name="T1"> </text:span><text:span text:style-name="T4">ﮝ</text:span><text:span text:style-name="T1"> </text:span><text:span text:style-name="T4">ﮞ</text:span><text:span text:style-name="T1"> </text:span><text:span text:style-name="T4">ﮟ</text:span><text:span text:style-name="T1"> </text:span><text:span text:style-name="T4">ﮠﮡ</text:span><text:span text:style-name="T1"> </text:span><text:span text:style-name="T4">ﮢ</text:span><text:span text:style-name="T1"> </text:span><text:span text:style-name="T4">ﮣ</text:span><text:span text:style-name="T1"> </text:span><text:span text:style-name="T4">ﮤ</text:span><text:span text:style-name="T1"> </text:span><text:span text:style-name="T4">ﮥ</text:span><text:span text:style-name="T1"> </text:span><text:span text:style-name="T4">ﮦ</text:span><text:span text:style-name="T1"> </text:span><text:span text:style-name="T4">ﮧ</text:span><text:span text:style-name="T1"> </text:span><text:span text:style-name="T4">ﮨ</text:span><text:span text:style-name="T1"> </text:span><text:span text:style-name="T4">ﮩ</text:span><text:span text:style-name="T1"> </text:span><text:span text:style-name="T4">ﮪ</text:span><text:span text:style-name="T1"> </text:span><text:span text:style-name="T4">ﮫ</text:span><text:span text:style-name="T1"> </text:span><text:span text:style-name="T4">ﮬ</text:span><text:span text:style-name="T1"> </text:span><text:span text:style-name="T4">ﮭ</text:span><text:span text:style-name="T1"> </text:span><text:span text:style-name="T4">ﮮ</text:span><text:span text:style-name="T1"> </text:span><text:span text:style-name="T4">ﮯﮰ</text:span><text:span text:style-name="T1"> </text:span><text:span text:style-name="T4">ﮱ</text:span><text:span text:style-name="T1"> </text:span><text:span text:style-name="T4">ﯓ</text:span><text:span text:style-name="T1"> </text:span><text:span text:style-name="T4">ﯔ</text:span><text:span text:style-name="T1"> </text:span><text:span text:style-name="T4">ﯕ</text:span><text:span text:style-name="T1"> </text:span><text:span text:style-name="T4">ﯖ</text:span><text:span text:style-name="T1"> </text:span><text:span text:style-name="T4">ﯗ</text:span><text:span text:style-name="T1"> </text:span><text:span text:style-name="T4">ﯘ</text:span><text:span text:style-name="T1"> </text:span><text:span text:style-name="T4">ﯙ</text:span><text:span text:style-name="T1"> </text:span><text:span text:style-name="T4">ﯚ</text:span><text:span text:style-name="T1"> </text:span><text:span text:style-name="T4">ﯛﯜ</text:span><text:span text:style-name="T1"> </text:span><text:span text:style-name="T4">ﯝ</text:span><text:span text:style-name="T1"> </text:span><text:span text:style-name="T4">ﯞ</text:span><text:span text:style-name="T1"> </text:span><text:span text:style-name="T4">ﯟ</text:span><text:span text:style-name="T1"> </text:span><text:span text:style-name="T4">ﯠ</text:span><text:span text:style-name="T1"> </text:span><text:span text:style-name="T4">ﯡ</text:span><text:span text:style-name="T1"> </text:span><text:span text:style-name="T4">ﯢ</text:span><text:span text:style-name="T1"> </text:span><text:span text:style-name="T4">ﯣ</text:span><text:span text:style-name="T1"> </text:span><text:span text:style-name="T4">ﯤ</text:span><text:span text:style-name="T1"> </text:span><text:span text:style-name="T4">ﯥ</text:span><text:span text:style-name="T1"> </text:span><text:span text:style-name="T4">ﯦ</text:span><text:span text:style-name="T1"> </text:span><text:span text:style-name="T4">ﯧ</text:span><text:span text:style-name="T1"> </text:span><text:span text:style-name="T4">ﯨ</text:span><text:span text:style-name="T1"> </text:span><text:span text:style-name="T4">ﯩ</text:span><text:span text:style-name="T1"> </text:span><text:span text:style-name="T4">ﯪ</text:span><text:span text:style-name="T1"> </text:span><text:span text:style-name="T4">ﯫ</text:span><text:span text:style-name="T1"> </text:span><text:span text:style-name="T4">ﯬ</text:span><text:span text:style-name="T1"> </text:span><text:span text:style-name="T4">ﯭ</text:span><text:span text:style-name="T1"> </text:span><text:span text:style-name="T4">ﯮ</text:span><text:span text:style-name="T1"> </text:span><text:span text:style-name="T4">ﯯ</text:span><text:span text:style-name="T1"> </text:span><text:span text:style-name="T4">ﯰ</text:span><text:span text:style-name="T1"> </text:span><text:span text:style-name="T4">ﯱ</text:span><text:span text:style-name="T1"> </text:span><text:span text:style-name="T4">ﯲ</text:span><text:span text:style-name="T1"> </text:span><text:span text:style-name="T4">ﯳ</text:span><text:span text:style-name="T1"> </text:span><text:span text:style-name="T4">ﯴ</text:span><text:span text:style-name="T1"> </text:span><text:span text:style-name="T4">ﯵ</text:span><text:span text:style-name="T1"> </text:span><text:span text:style-name="T4">ﯶ</text:span><text:span text:style-name="T1"> </text:span><text:span text:style-name="T4">ﯷ</text:span><text:span text:style-name="T1"> </text:span><text:span text:style-name="T4">ﯸ</text:span><text:span text:style-name="T1"> </text:span><text:span text:style-name="T4">ﯹ</text:span><text:span text:style-name="T1"> </text:span><text:span text:style-name="T4">ﯺﯻ</text:span><text:span text:style-name="T1"> </text:span><text:span text:style-name="T4">ﯼ</text:span><text:span text:style-name="T1"> </text:span><text:span text:style-name="T4">ﯽ</text:span><text:span text:style-name="T1"> </text:span><text:span text:style-name="T4">ﯾ</text:span><text:span text:style-name="T1"> </text:span><text:span text:style-name="T4">ﯿ</text:span><text:span text:style-name="T1"> </text:span><text:span text:style-name="T4">ﰀ</text:span><text:span text:style-name="T1"> </text:span><text:span text:style-name="T4">ﰁ</text:span></text:p>
      <text:p text:style-name="P2"><text:span text:style-name="T5">ﭑ</text:span><text:span text:style-name="T1"> </text:span><text:span text:style-name="T5">ﭒ</text:span><text:span text:style-name="T1"> </text:span><text:span text:style-name="T5">ﭓ</text:span><text:span text:style-name="T1"> </text:span><text:span text:style-name="T5">ﭔ</text:span><text:span text:style-name="T1"> </text:span><text:span text:style-name="T5">ﭕ</text:span><text:span text:style-name="T1"> </text:span><text:span text:style-name="T5">ﭖ</text:span><text:span text:style-name="T1"> </text:span><text:span text:style-name="T5">ﭗﭘ</text:span><text:span text:style-name="T1"> </text:span><text:span text:style-name="T5">ﭙ</text:span><text:span text:style-name="T1"> </text:span><text:span text:style-name="T5">ﭚ</text:span><text:span text:style-name="T1"> </text:span><text:span text:style-name="T5">ﭛ</text:span><text:span text:style-name="T1"> </text:span><text:span text:style-name="T5">ﭜ</text:span><text:span text:style-name="T1"> </text:span><text:span text:style-name="T5">ﭝ</text:span><text:span text:style-name="T1"> </text:span><text:span text:style-name="T5">ﭞ</text:span><text:span text:style-name="T1"> </text:span><text:span text:style-name="T5">ﭟ</text:span><text:span text:style-name="T1"> </text:span><text:span text:style-name="T5">ﭠ</text:span><text:span text:style-name="T1"> </text:span><text:span text:style-name="T5">ﭡ</text:span><text:span text:style-name="T1"> </text:span><text:span text:style-name="T5">ﭢ</text:span><text:span text:style-name="T1"> </text:span><text:span text:style-name="T5">ﭣ</text:span><text:span text:style-name="T1"> </text:span><text:span text:style-name="T5">ﭤ</text:span><text:span text:style-name="T1"> </text:span><text:span text:style-name="T5">ﭥ</text:span><text:span text:style-name="T1"> </text:span><text:span text:style-name="T5">ﭦ</text:span><text:span text:style-name="T1"> </text:span><text:span text:style-name="T5">ﭧ</text:span><text:span text:style-name="T1"> </text:span><text:span text:style-name="T5">ﭨ</text:span><text:span text:style-name="T1"> </text:span><text:span text:style-name="T5">ﭩﭪ</text:span><text:span text:style-name="T1"> </text:span><text:span text:style-name="T5">ﭫ</text:span><text:span text:style-name="T1"> </text:span><text:span text:style-name="T5">ﭬ</text:span><text:span text:style-name="T1"> </text:span><text:span text:style-name="T5">ﭭ</text:span><text:span text:style-name="T1"> </text:span><text:span text:style-name="T5">ﭮ</text:span><text:span text:style-name="T1"> </text:span><text:span text:style-name="T5">ﭯ</text:span><text:span text:style-name="T1"> </text:span><text:span text:style-name="T5">ﭰ</text:span><text:span text:style-name="T1"> </text:span><text:span text:style-name="T5">ﭱﭲ</text:span><text:span text:style-name="T1"> </text:span><text:span text:style-name="T5">ﭳ</text:span><text:span text:style-name="T1"> </text:span><text:span text:style-name="T5">ﭴ</text:span><text:span text:style-name="T1"> </text:span><text:span text:style-name="T5">ﭵ</text:span><text:span text:style-name="T1"> </text:span><text:span text:style-name="T5">ﭶ</text:span><text:span text:style-name="T1"> </text:span><text:span text:style-name="T5">ﭷ</text:span><text:span text:style-name="T1"> </text:span><text:span text:style-name="T5">ﭸ</text:span><text:span text:style-name="T1"> </text:span><text:span text:style-name="T5">ﭹ</text:span><text:span text:style-name="T1"> </text:span><text:span text:style-name="T5">ﭺ</text:span><text:span text:style-name="T1"> </text:span><text:span text:style-name="T5">ﭻﭼ</text:span><text:span text:style-name="T1"> </text:span><text:span text:style-name="T5">ﭽ</text:span><text:span text:style-name="T1"> </text:span><text:span text:style-name="T5">ﭾ</text:span><text:span text:style-name="T1"> </text:span><text:span text:style-name="T5">ﭿ</text:span><text:span text:style-name="T1"> </text:span><text:span text:style-name="T5">ﮀ</text:span><text:span text:style-name="T1"> </text:span><text:span text:style-name="T5">ﮁ</text:span><text:span text:style-name="T1"> </text:span><text:span text:style-name="T5">ﮂ</text:span><text:span text:style-name="T1"> </text:span><text:span text:style-name="T5">ﮃ</text:span><text:span text:style-name="T1"> </text:span><text:span text:style-name="T5">ﮄ</text:span><text:span text:style-name="T1"> </text:span><text:span text:style-name="T5">ﮅ</text:span><text:span text:style-name="T1"> </text:span><text:span text:style-name="T5">ﮆ</text:span><text:span text:style-name="T1"> </text:span><text:span text:style-name="T5">ﮇ</text:span><text:span text:style-name="T1"> </text:span><text:span text:style-name="T5">ﮈ</text:span><text:span text:style-name="T1"> </text:span><text:span text:style-name="T5">ﮉ</text:span><text:span text:style-name="T1"> </text:span><text:span text:style-name="T5">ﮊ</text:span><text:span text:style-name="T1"> </text:span><text:span text:style-name="T5">ﮋ</text:span><text:span text:style-name="T1"> </text:span><text:span text:style-name="T5">ﮌ</text:span><text:span text:style-name="T1"> </text:span><text:span text:style-name="T5">ﮍ</text:span><text:span text:style-name="T1"> </text:span><text:span text:style-name="T5">ﮎ</text:span><text:span text:style-name="T1"> </text:span><text:span text:style-name="T5">ﮏ</text:span><text:span text:style-name="T1"> </text:span><text:span text:style-name="T5">ﮐ</text:span><text:span text:style-name="T1"> </text:span><text:span text:style-name="T5">ﮑ</text:span><text:span text:style-name="T1"> </text:span><text:span text:style-name="T5">ﮒ</text:span><text:span text:style-name="T1"> </text:span><text:span text:style-name="T5">ﮓ</text:span><text:span text:style-name="T1"> </text:span><text:span text:style-name="T5">ﮔ</text:span><text:span text:style-name="T1"> </text:span><text:span text:style-name="T5">ﮕ</text:span><text:span text:style-name="T1"> </text:span><text:span text:style-name="T5">ﮖ</text:span><text:span text:style-name="T1"> </text:span><text:span text:style-name="T5">ﮗ</text:span><text:span text:style-name="T1"> </text:span><text:span text:style-name="T5">ﮘﮙ</text:span><text:span text:style-name="T1"> </text:span><text:span text:style-name="T5">ﮚ</text:span><text:span text:style-name="T1"> </text:span><text:span text:style-name="T5">ﮛ</text:span><text:span text:style-name="T1"> </text:span><text:span text:style-name="T5">ﮜ</text:span><text:span text:style-name="T1"> </text:span><text:span text:style-name="T5">ﮝ</text:span><text:span text:style-name="T1"> </text:span><text:span text:style-name="T5">ﮞ</text:span><text:span text:style-name="T1"> </text:span><text:span text:style-name="T5">ﮟ</text:span><text:span text:style-name="T1"> </text:span><text:span text:style-name="T5">ﮠ</text:span><text:span text:style-name="T1"> </text:span><text:span text:style-name="T5">ﮡ</text:span><text:span text:style-name="T1"> </text:span><text:span text:style-name="T5">ﮢ</text:span><text:span text:style-name="T1"> </text:span><text:span text:style-name="T5">ﮣﮤ</text:span><text:span text:style-name="T1"> </text:span><text:span text:style-name="T5">ﮥ</text:span><text:span text:style-name="T1"> </text:span><text:span text:style-name="T5">ﮦ</text:span><text:span text:style-name="T1"> </text:span><text:span text:style-name="T5">ﮧ</text:span><text:span text:style-name="T1"> </text:span><text:span text:style-name="T5">ﮨ</text:span><text:span text:style-name="T1"> </text:span><text:span text:style-name="T5">ﮩ</text:span><text:span text:style-name="T1"> </text:span><text:span text:style-name="T5">ﮪ</text:span><text:span text:style-name="T1"> </text:span><text:span text:style-name="T5">ﮫ</text:span><text:span text:style-name="T1"> </text:span><text:span text:style-name="T5">ﮬ</text:span><text:span text:style-name="T1"> </text:span><text:span text:style-name="T5">ﮭﮮ</text:span><text:span text:style-name="T1"> </text:span><text:span text:style-name="T5">ﮯ</text:span><text:span text:style-name="T1"> </text:span><text:span text:style-name="T5">ﮰ</text:span><text:span text:style-name="T1"> </text:span><text:span text:style-name="T5">ﮱ</text:span><text:span text:style-name="T1"> </text:span><text:span text:style-name="T5">ﯓ</text:span><text:span text:style-name="T1"> </text:span><text:span text:style-name="T5">ﯔ</text:span><text:span text:style-name="T1"> </text:span><text:span text:style-name="T5">ﯕ</text:span><text:span text:style-name="T1"> </text:span><text:span text:style-name="T5">ﯖ</text:span><text:span text:style-name="T1"> </text:span><text:span text:style-name="T5">ﯗ</text:span><text:span text:style-name="T1"> </text:span><text:span text:style-name="T5">ﯘ</text:span><text:span text:style-name="T1"> </text:span><text:span text:style-name="T5">ﯙ</text:span><text:span text:style-name="T1"> </text:span><text:span text:style-name="T5">ﯚ</text:span><text:span text:style-name="T1"> </text:span><text:span text:style-name="T5">ﯛ</text:span><text:span text:style-name="T1"> </text:span><text:span text:style-name="T5">ﯜ</text:span><text:span text:style-name="T1"> </text:span><text:span text:style-name="T5">ﯝ</text:span><text:span text:style-name="T1"> </text:span><text:span text:style-name="T5">ﯞ</text:span><text:span text:style-name="T1"> </text:span><text:span text:style-name="T5">ﯟ</text:span><text:span text:style-name="T1"> </text:span><text:span text:style-name="T5">ﯠ</text:span><text:span text:style-name="T1"> </text:span><text:span text:style-name="T5">ﯡ</text:span><text:span text:style-name="T1"> </text:span><text:span text:style-name="T5">ﯢ</text:span><text:span text:style-name="T1"> </text:span><text:span text:style-name="T5">ﯣ</text:span><text:span text:style-name="T1"> </text:span><text:span text:style-name="T5">ﯤ</text:span><text:span text:style-name="T1"> </text:span><text:span text:style-name="T5">ﯥ</text:span><text:span text:style-name="T1"> </text:span><text:span text:style-name="T5">ﯦ</text:span><text:span text:style-name="T1"> </text:span><text:span text:style-name="T5">ﯧ</text:span><text:span text:style-name="T1"> </text:span><text:span text:style-name="T5">ﯨ</text:span><text:span text:style-name="T1"> </text:span><text:span text:style-name="T5">ﯩ</text:span><text:span text:style-name="T1"> </text:span><text:span text:style-name="T5">ﯪ</text:span><text:span text:style-name="T1"> </text:span><text:span text:style-name="T5">ﯫ</text:span><text:span text:style-name="T1"> </text:span><text:span text:style-name="T5">ﯬ</text:span><text:span text:style-name="T1"> </text:span><text:span text:style-name="T5">ﯭ</text:span><text:span text:style-name="T1"> </text:span><text:span text:style-name="T5">ﯮ</text:span><text:span text:style-name="T1"> </text:span><text:span text:style-name="T5">ﯯ</text:span><text:span text:style-name="T1"> </text:span><text:span text:style-name="T5">ﯰ</text:span><text:span text:style-name="T1"> </text:span><text:span text:style-name="T5">ﯱ</text:span><text:span text:style-name="T1"> </text:span><text:span text:style-name="T5">ﯲﯳ</text:span><text:span text:style-name="T1"> </text:span><text:span text:style-name="T5">ﯴ</text:span><text:span text:style-name="T1"> </text:span><text:span text:style-name="T5">ﯵ</text:span><text:span text:style-name="T1"> </text:span><text:span text:style-name="T5">ﯶ</text:span><text:span text:style-name="T1"> </text:span><text:span text:style-name="T5">ﯷ</text:span></text:p>
      <text:p text:style-name="P3"><text:span text:style-name="T6">ﭑ</text:span><text:span text:style-name="T1"> </text:span><text:span text:style-name="T6">ﭒ</text:span><text:span text:style-name="T1"> </text:span><text:span text:style-name="T6">ﭓ</text:span><text:span text:style-name="T1"> </text:span><text:span text:style-name="T6">ﭔ</text:span><text:span text:style-name="T1"> </text:span><text:span text:style-name="T6">ﭕ</text:span><text:span text:style-name="T1"> </text:span><text:span text:style-name="T6">ﭖ</text:span><text:span text:style-name="T1"> </text:span><text:span text:style-name="T6">ﭗ</text:span><text:span text:style-name="T1"> </text:span><text:span text:style-name="T6">ﭘ</text:span><text:span text:style-name="T1"> </text:span><text:span text:style-name="T6">ﭙ</text:span><text:span text:style-name="T1"> </text:span><text:span text:style-name="T6">ﭚ</text:span><text:span text:style-name="T1"> </text:span><text:span text:style-name="T6">ﭛ</text:span><text:span text:style-name="T1"> </text:span><text:span text:style-name="T6">ﭜﭝ</text:span><text:span text:style-name="T1"> </text:span><text:span text:style-name="T6">ﭞ</text:span><text:span text:style-name="T1"> </text:span><text:span text:style-name="T6">ﭟ</text:span><text:span text:style-name="T1"> </text:span><text:span text:style-name="T6">ﭠﭡ</text:span><text:span text:style-name="T1"> </text:span><text:span text:style-name="T6">ﭢ</text:span><text:span text:style-name="T1"> </text:span><text:span text:style-name="T6">ﭣ</text:span><text:span text:style-name="T1"> </text:span><text:span text:style-name="T6">ﭤ</text:span><text:span text:style-name="T1"> </text:span><text:span text:style-name="T6">ﭥ</text:span><text:span text:style-name="T1"> </text:span><text:span text:style-name="T6">ﭦ</text:span><text:span text:style-name="T1"> </text:span><text:span text:style-name="T6">ﭧ</text:span><text:span text:style-name="T1"> </text:span><text:span text:style-name="T6">ﭨ</text:span><text:span text:style-name="T1"> </text:span><text:span text:style-name="T6">ﭩ</text:span><text:span text:style-name="T1"> </text:span><text:span text:style-name="T6">ﭪ</text:span><text:span text:style-name="T1"> </text:span><text:span text:style-name="T6">ﭫ</text:span><text:span text:style-name="T1"> </text:span><text:span text:style-name="T6">ﭬ</text:span><text:span text:style-name="T1"> </text:span><text:span text:style-name="T6">ﭭ</text:span><text:span text:style-name="T1"> </text:span><text:span text:style-name="T6">ﭮ</text:span><text:span text:style-name="T1"> </text:span><text:span text:style-name="T6">ﭯ</text:span><text:span text:style-name="T1"> </text:span><text:span text:style-name="T6">ﭰ</text:span><text:span text:style-name="T1"> </text:span><text:span text:style-name="T6">ﭱ</text:span><text:span text:style-name="T1"> </text:span><text:span text:style-name="T6">ﭲ</text:span><text:span text:style-name="T1"> </text:span><text:span text:style-name="T6">ﭳ</text:span><text:span text:style-name="T1"> </text:span><text:span text:style-name="T6">ﭴ</text:span><text:span text:style-name="T1"> </text:span><text:span text:style-name="T6">ﭵ</text:span><text:span text:style-name="T1"> </text:span><text:span text:style-name="T6">ﭶﭷ</text:span><text:span text:style-name="T1"> </text:span><text:span text:style-name="T6">ﭸ</text:span><text:span text:style-name="T1"> </text:span><text:span text:style-name="T6">ﭹ</text:span><text:span text:style-name="T1"> </text:span><text:span text:style-name="T6">ﭺ</text:span><text:span text:style-name="T1"> </text:span><text:span text:style-name="T6">ﭻ</text:span><text:span text:style-name="T1"> </text:span><text:span text:style-name="T6">ﭼ</text:span><text:span text:style-name="T1"> </text:span><text:span text:style-name="T6">ﭽ</text:span><text:span text:style-name="T1"> </text:span><text:span text:style-name="T6">ﭾ</text:span><text:span text:style-name="T1"> </text:span><text:span text:style-name="T6">ﭿ</text:span><text:span text:style-name="T1"> </text:span><text:span text:style-name="T6">ﮀ</text:span><text:span text:style-name="T1"> </text:span><text:span text:style-name="T6">ﮁ</text:span><text:span text:style-name="T1"> </text:span><text:span text:style-name="T6">ﮂ</text:span><text:span text:style-name="T1"> </text:span><text:span text:style-name="T6">ﮃ</text:span><text:span text:style-name="T1"> </text:span><text:span text:style-name="T6">ﮄ</text:span><text:span text:style-name="T1"> </text:span><text:span text:style-name="T6">ﮅ</text:span><text:span text:style-name="T1"> </text:span><text:span text:style-name="T6">ﮆ</text:span><text:span text:style-name="T1"> </text:span><text:span text:style-name="T6">ﮇ</text:span><text:span text:style-name="T1"> </text:span><text:span text:style-name="T6">ﮈ</text:span><text:span text:style-name="T1"> </text:span><text:span text:style-name="T6">ﮉ</text:span><text:span text:style-name="T1"> </text:span><text:span text:style-name="T6">ﮊ</text:span><text:span text:style-name="T1"> </text:span><text:span text:style-name="T6">ﮋ</text:span><text:span text:style-name="T1"> </text:span><text:span text:style-name="T6">ﮌ</text:span><text:span text:style-name="T1"> </text:span><text:span text:style-name="T6">ﮍ</text:span><text:span text:style-name="T1"> </text:span><text:span text:style-name="T6">ﮎ</text:span><text:span text:style-name="T1"> </text:span><text:span text:style-name="T6">ﮏ</text:span><text:span text:style-name="T1"> </text:span><text:span text:style-name="T6">ﮐ</text:span><text:span text:style-name="T1"> </text:span><text:span text:style-name="T6">ﮑ</text:span><text:span text:style-name="T1"> </text:span><text:span text:style-name="T6">ﮒ</text:span><text:span text:style-name="T1"> </text:span><text:span text:style-name="T6">ﮓ</text:span><text:span text:style-name="T1"> </text:span><text:span text:style-name="T6">ﮔ</text:span><text:span text:style-name="T1"> </text:span><text:span text:style-name="T6">ﮕﮖ</text:span><text:span text:style-name="T1"> </text:span><text:span text:style-name="T6">ﮗ</text:span><text:span text:style-name="T1"> </text:span><text:span text:style-name="T6">ﮘ</text:span><text:span text:style-name="T1"> </text:span><text:span text:style-name="T6">ﮙ</text:span><text:span text:style-name="T1"> </text:span><text:span text:style-name="T6">ﮚﮛ</text:span><text:span text:style-name="T1"> </text:span><text:span text:style-name="T6">ﮜ</text:span><text:span text:style-name="T1"> </text:span><text:span text:style-name="T6">ﮝ</text:span><text:span text:style-name="T1"> </text:span><text:span text:style-name="T6">ﮞ</text:span><text:span text:style-name="T1"> </text:span><text:span text:style-name="T6">ﮟ</text:span><text:span text:style-name="T1"> </text:span><text:span text:style-name="T6">ﮠ</text:span><text:span text:style-name="T1"> </text:span><text:span text:style-name="T6">ﮡ</text:span><text:span text:style-name="T1"> </text:span><text:span text:style-name="T6">ﮢ</text:span><text:span text:style-name="T1"> </text:span><text:span text:style-name="T6">ﮣ</text:span><text:span text:style-name="T1"> </text:span><text:span text:style-name="T6">ﮤ</text:span><text:span text:style-name="T1"> </text:span><text:span text:style-name="T6">ﮥ</text:span><text:span text:style-name="T1"> </text:span><text:span text:style-name="T6">ﮦ</text:span><text:span text:style-name="T1"> </text:span><text:span text:style-name="T6">ﮧ</text:span><text:span text:style-name="T1"> </text:span><text:span text:style-name="T6">ﮨ</text:span><text:span text:style-name="T1"> </text:span><text:span text:style-name="T6">ﮩ</text:span><text:span text:style-name="T1"> </text:span><text:span text:style-name="T6">ﮪ</text:span><text:span text:style-name="T1"> </text:span><text:span text:style-name="T6">ﮫ</text:span><text:span text:style-name="T1"> </text:span><text:span text:style-name="T6">ﮬ</text:span><text:span text:style-name="T1"> </text:span><text:span text:style-name="T6">ﮭ</text:span><text:span text:style-name="T1"> </text:span><text:span text:style-name="T6">ﮮ</text:span><text:span text:style-name="T1"> </text:span><text:span text:style-name="T6">ﮯ</text:span><text:span text:style-name="T1"> </text:span><text:span text:style-name="T6">ﮰ</text:span><text:span text:style-name="T1"> </text:span><text:span text:style-name="T6">ﮱ</text:span><text:span text:style-name="T1"> </text:span><text:span text:style-name="T6">ﯓﯔ</text:span><text:span text:style-name="T1"> </text:span><text:span text:style-name="T6">ﯕ</text:span><text:span text:style-name="T1"> </text:span><text:span text:style-name="T6">ﯖ</text:span><text:span text:style-name="T1"> </text:span><text:span text:style-name="T6">ﯗﯘ</text:span><text:span text:style-name="T1"> </text:span><text:span text:style-name="T6">ﯙ</text:span><text:span text:style-name="T1"> </text:span><text:span text:style-name="T6">ﯚ</text:span><text:span text:style-name="T1"> </text:span><text:span text:style-name="T6">ﯛ</text:span><text:span text:style-name="T1"> </text:span><text:span text:style-name="T6">ﯜ</text:span><text:span text:style-name="T1"> </text:span><text:span text:style-name="T6">ﯝ</text:span><text:span text:style-name="T1"> </text:span><text:span text:style-name="T6">ﯞ</text:span><text:span text:style-name="T1"> </text:span><text:span text:style-name="T6">ﯟ</text:span><text:span text:style-name="T1"> </text:span><text:span text:style-name="T6">ﯠ</text:span><text:span text:style-name="T1"> </text:span><text:span text:style-name="T6">ﯡ</text:span><text:span text:style-name="T1"> </text:span><text:span text:style-name="T6">ﯢ</text:span><text:span text:style-name="T1"> </text:span><text:span text:style-name="T6">ﯣ</text:span><text:span text:style-name="T1"> </text:span><text:span text:style-name="T6">ﯤ</text:span><text:span text:style-name="T1"> </text:span><text:span text:style-name="T6">ﯥ</text:span><text:span text:style-name="T1"> </text:span><text:span text:style-name="T6">ﯦ</text:span><text:span text:style-name="T1"> </text:span><text:span text:style-name="T6">ﯧﯨ</text:span><text:span text:style-name="T1"> </text:span><text:span text:style-name="T6">ﯩ</text:span><text:span text:style-name="T1"> </text:span><text:span text:style-name="T6">ﯪ</text:span><text:span text:style-name="T1"> </text:span><text:span text:style-name="T6">ﯫ</text:span><text:span text:style-name="T1"> </text:span><text:span text:style-name="T6">ﯬ</text:span><text:span text:style-name="T1"> </text:span><text:span text:style-name="T6">ﯭ</text:span><text:span text:style-name="T1"> </text:span><text:span text:style-name="T6">ﯮ</text:span><text:span text:style-name="T1"> </text:span><text:span text:style-name="T6">ﯯﯰ</text:span><text:span text:style-name="T1"> </text:span><text:span text:style-name="T6">ﯱ</text:span><text:span text:style-name="T1"> </text:span><text:span text:style-name="T6">ﯲ</text:span><text:span text:style-name="T1"> </text:span><text:span text:style-name="T6">ﯳ</text:span><text:span text:style-name="T1"> </text:span><text:span text:style-name="T6">ﯴ</text:span><text:span text:style-name="T1"> </text:span><text:span text:style-name="T6">ﯵ</text:span><text:span text:style-name="T1"> </text:span><text:span text:style-name="T6">ﯶ</text:span><text:span text:style-name="T1"> </text:span><text:span text:style-name="T6">ﯷ</text:span><text:span text:style-name="T1"> </text:span><text:span text:style-name="T6">ﯸ</text:span><text:span text:style-name="T1"> </text:span><text:span text:style-name="T6">ﯹ</text:span><text:span text:style-name="T1"> </text:span><text:span text:style-name="T6">ﯺ</text:span><text:span text:style-name="T1"> </text:span><text:span text:style-name="T6">ﯻ</text:span><text:span text:style-name="T1"> </text:span><text:span text:style-name="T6">ﯼ</text:span><text:span text:style-name="T1"> </text:span><text:span text:style-name="T6">ﯽ</text:span><text:span text:style-name="T1"> </text:span><text:span text:style-name="T6">ﯾﯿ</text:span><text:span text:style-name="T1"> </text:span><text:span text:style-name="T6">ﰀ</text:span><text:span text:style-name="T1"> </text:span><text:span text:style-name="T6">ﰁ</text:span><text:span text:style-name="T1"> </text:span><text:span text:style-name="T6">ﰂ</text:span><text:span text:style-name="T1"> </text:span><text:span text:style-name="T6">ﰃ</text:span></text:p>
      <text:p text:style-name="P4"><text:span text:style-name="T7">ﭑ</text:span><text:span text:style-name="T1"> </text:span><text:span text:style-name="T7">ﭒ</text:span><text:span text:style-name="T1"> </text:span><text:span text:style-name="T7">ﭓ</text:span><text:span text:style-name="T1"> </text:span><text:span text:style-name="T7">ﭔ</text:span><text:span text:style-name="T1"> </text:span><text:span text:style-name="T7">ﭕ</text:span><text:span text:style-name="T1"> </text:span><text:span text:style-name="T7">ﭖ</text:span><text:span text:style-name="T1"> </text:span><text:span text:style-name="T7">ﭗ</text:span><text:span text:style-name="T1"> </text:span><text:span text:style-name="T7">ﭘﭙ</text:span><text:span text:style-name="T1"> </text:span><text:span text:style-name="T7">ﭚ</text:span><text:span text:style-name="T1"> </text:span><text:span text:style-name="T7">ﭛ</text:span><text:span text:style-name="T1"> </text:span><text:span text:style-name="T7">ﭜ</text:span><text:span text:style-name="T1"> </text:span><text:span text:style-name="T7">ﭝ</text:span><text:span text:style-name="T1"> </text:span><text:span text:style-name="T7">ﭞ</text:span><text:span text:style-name="T1"> </text:span><text:span text:style-name="T7">ﭟ</text:span><text:span text:style-name="T1"> </text:span><text:span text:style-name="T7">ﭠ</text:span><text:span text:style-name="T1"> </text:span><text:span text:style-name="T7">ﭡ</text:span><text:span text:style-name="T1"> </text:span><text:span text:style-name="T7">ﭢ</text:span><text:span text:style-name="T1"> </text:span><text:span text:style-name="T7">ﭣ</text:span><text:span text:style-name="T1"> </text:span><text:span text:style-name="T7">ﭤﭥ</text:span><text:span text:style-name="T1"> </text:span><text:span text:style-name="T7">ﭦ</text:span><text:span text:style-name="T1"> </text:span><text:span text:style-name="T7">ﭧ</text:span><text:span text:style-name="T1"> </text:span><text:span text:style-name="T7">ﭨ</text:span><text:span text:style-name="T1"> </text:span><text:span text:style-name="T7">ﭩ</text:span><text:span text:style-name="T1"> </text:span><text:span text:style-name="T7">ﭪ</text:span><text:span text:style-name="T1"> </text:span><text:span text:style-name="T7">ﭫ</text:span><text:span text:style-name="T1"> </text:span><text:span text:style-name="T7">ﭬ</text:span><text:span text:style-name="T1"> </text:span><text:span text:style-name="T7">ﭭ</text:span><text:span text:style-name="T1"> </text:span><text:span text:style-name="T7">ﭮ</text:span><text:span text:style-name="T1"> </text:span><text:span text:style-name="T7">ﭯ</text:span><text:span text:style-name="T1"> </text:span><text:span text:style-name="T7">ﭰ</text:span><text:span text:style-name="T1"> </text:span><text:span text:style-name="T7">ﭱ</text:span><text:span text:style-name="T1"> </text:span><text:span text:style-name="T7">ﭲ</text:span><text:span text:style-name="T1"> </text:span><text:span text:style-name="T7">ﭳ</text:span><text:span text:style-name="T1"> </text:span><text:span text:style-name="T7">ﭴ</text:span><text:span text:style-name="T1"> </text:span><text:span text:style-name="T7">ﭵ</text:span><text:span text:style-name="T1"> </text:span><text:span text:style-name="T7">ﭶ</text:span><text:span text:style-name="T1"> </text:span><text:span text:style-name="T7">ﭷ</text:span><text:span text:style-name="T1"> </text:span><text:span text:style-name="T7">ﭸ</text:span><text:span text:style-name="T1"> </text:span><text:span text:style-name="T7">ﭹﭺ</text:span><text:span text:style-name="T1"> </text:span><text:span text:style-name="T7">ﭻ</text:span><text:span text:style-name="T1"> </text:span><text:span text:style-name="T7">ﭼ</text:span><text:span text:style-name="T1"> </text:span><text:span text:style-name="T7">ﭽ</text:span><text:span text:style-name="T1"> </text:span><text:span text:style-name="T7">ﭾ</text:span><text:span text:style-name="T1"> </text:span><text:span text:style-name="T7">ﭿ</text:span><text:span text:style-name="T1"> </text:span><text:span text:style-name="T7">ﮀ</text:span><text:span text:style-name="T1"> </text:span><text:span text:style-name="T7">ﮁ</text:span><text:span text:style-name="T1"> </text:span><text:span text:style-name="T7">ﮂ</text:span><text:span text:style-name="T1"> </text:span><text:span text:style-name="T7">ﮃ</text:span><text:span text:style-name="T1"> </text:span><text:span text:style-name="T7">ﮄ</text:span><text:span text:style-name="T1"> </text:span><text:span text:style-name="T7">ﮅ</text:span><text:span text:style-name="T1"> </text:span><text:span text:style-name="T7">ﮆ</text:span><text:span text:style-name="T1"> </text:span><text:span text:style-name="T7">ﮇ</text:span><text:span text:style-name="T1"> </text:span><text:span text:style-name="T7">ﮈ</text:span><text:span text:style-name="T1"> </text:span><text:span text:style-name="T7">ﮉ</text:span><text:span text:style-name="T1"> </text:span><text:span text:style-name="T7">ﮊ</text:span><text:span text:style-name="T1"> </text:span><text:span text:style-name="T7">ﮋ</text:span><text:span text:style-name="T1"> </text:span><text:span text:style-name="T7">ﮌ</text:span><text:span text:style-name="T1"> </text:span><text:span text:style-name="T7">ﮍ</text:span><text:span text:style-name="T1"> </text:span><text:span text:style-name="T7">ﮎ</text:span><text:span text:style-name="T1"> </text:span><text:span text:style-name="T7">ﮏ</text:span><text:span text:style-name="T1"> </text:span><text:span text:style-name="T7">ﮐ</text:span><text:span text:style-name="T1"> </text:span><text:span text:style-name="T7">ﮑ</text:span><text:span text:style-name="T1"> </text:span><text:span text:style-name="T7">ﮒﮓ</text:span><text:span text:style-name="T1"> </text:span><text:span text:style-name="T7">ﮔ</text:span><text:span text:style-name="T1"> </text:span><text:span text:style-name="T7">ﮕ</text:span><text:span text:style-name="T1"> </text:span><text:span text:style-name="T7">ﮖ</text:span><text:span text:style-name="T1"> </text:span><text:span text:style-name="T7">ﮗ</text:span><text:span text:style-name="T1"> </text:span><text:span text:style-name="T7">ﮘ</text:span><text:span text:style-name="T1"> </text:span><text:span text:style-name="T7">ﮙ</text:span><text:span text:style-name="T1"> </text:span><text:span text:style-name="T7">ﮚ</text:span><text:span text:style-name="T1"> </text:span><text:span text:style-name="T7">ﮛ</text:span><text:span text:style-name="T1"> </text:span><text:span text:style-name="T7">ﮜ</text:span><text:span text:style-name="T1"> </text:span><text:span text:style-name="T7">ﮝ</text:span><text:span text:style-name="T1"> </text:span><text:span text:style-name="T7">ﮞ</text:span><text:span text:style-name="T1"> </text:span><text:span text:style-name="T7">ﮟ</text:span><text:span text:style-name="T1"> </text:span><text:span text:style-name="T7">ﮠ</text:span><text:span text:style-name="T1"> </text:span><text:span text:style-name="T7">ﮡ</text:span><text:span text:style-name="T1"> </text:span><text:span text:style-name="T7">ﮢ</text:span><text:span text:style-name="T1"> </text:span><text:span text:style-name="T7">ﮣ</text:span><text:span text:style-name="T1"> </text:span><text:span text:style-name="T7">ﮤ</text:span><text:span text:style-name="T1"> </text:span><text:span text:style-name="T7">ﮥ</text:span><text:span text:style-name="T1"> </text:span><text:span text:style-name="T7">ﮦ</text:span><text:span text:style-name="T1"> </text:span><text:span text:style-name="T7">ﮧ</text:span><text:span text:style-name="T1"> </text:span><text:span text:style-name="T7">ﮨ</text:span><text:span text:style-name="T1"> </text:span><text:span text:style-name="T7">ﮩ</text:span><text:span text:style-name="T1"> </text:span><text:span text:style-name="T7">ﮪ</text:span><text:span text:style-name="T1"> </text:span><text:span text:style-name="T7">ﮫ</text:span><text:span text:style-name="T1"> </text:span><text:span text:style-name="T7">ﮬ</text:span><text:span text:style-name="T1"> </text:span><text:span text:style-name="T7">ﮭ</text:span><text:span text:style-name="T1"> </text:span><text:span text:style-name="T7">ﮮ</text:span><text:span text:style-name="T1"> </text:span><text:span text:style-name="T7">ﮯ</text:span><text:span text:style-name="T1"> </text:span><text:span text:style-name="T7">ﮰ</text:span><text:span text:style-name="T1"> </text:span><text:span text:style-name="T7">ﮱ</text:span><text:span text:style-name="T1"> </text:span><text:span text:style-name="T7">ﯓ</text:span><text:span text:style-name="T1"> </text:span><text:span text:style-name="T7">ﯔ</text:span><text:span text:style-name="T1"> </text:span><text:span text:style-name="T7">ﯕ</text:span><text:span text:style-name="T1"> </text:span><text:span text:style-name="T7">ﯖ</text:span><text:span text:style-name="T1"> </text:span><text:span text:style-name="T7">ﯗ</text:span><text:span text:style-name="T1"> </text:span><text:span text:style-name="T7">ﯘ</text:span><text:span text:style-name="T1"> </text:span><text:span text:style-name="T7">ﯙ</text:span><text:span text:style-name="T1"> </text:span><text:span text:style-name="T7">ﯚ</text:span><text:span text:style-name="T1"> </text:span><text:span text:style-name="T7">ﯛﯜ</text:span><text:span text:style-name="T1"> </text:span><text:span text:style-name="T7">ﯝ</text:span><text:span text:style-name="T1"> </text:span><text:span text:style-name="T7">ﯞ</text:span><text:span text:style-name="T1"> </text:span><text:span text:style-name="T7">ﯟ</text:span><text:span text:style-name="T1"> </text:span><text:span text:style-name="T7">ﯠ</text:span><text:span text:style-name="T1"> </text:span><text:span text:style-name="T7">ﯡ</text:span><text:span text:style-name="T1"> </text:span><text:span text:style-name="T7">ﯢﯣ</text:span><text:span text:style-name="T1"> </text:span><text:span text:style-name="T7">ﯤ</text:span><text:span text:style-name="T1"> </text:span><text:span text:style-name="T7">ﯥ</text:span><text:span text:style-name="T1"> </text:span><text:span text:style-name="T7">ﯦ</text:span><text:span text:style-name="T1"> </text:span><text:span text:style-name="T7">ﯧ</text:span><text:span text:style-name="T1"> </text:span><text:span text:style-name="T7">ﯨ</text:span><text:span text:style-name="T1"> </text:span><text:span text:style-name="T7">ﯩ</text:span><text:span text:style-name="T1"> </text:span><text:span text:style-name="T7">ﯪ</text:span><text:span text:style-name="T1"> </text:span><text:span text:style-name="T7">ﯫ</text:span><text:span text:style-name="T1"> </text:span><text:span text:style-name="T7">ﯬ</text:span><text:span text:style-name="T1"> </text:span><text:span text:style-name="T7">ﯭ</text:span><text:span text:style-name="T1"> </text:span><text:span text:style-name="T7">ﯮ</text:span><text:span text:style-name="T1"> </text:span><text:span text:style-name="T7">ﯯﯰ</text:span><text:span text:style-name="T1"> </text:span><text:span text:style-name="T7">ﯱ</text:span><text:span text:style-name="T1"> </text:span><text:span text:style-name="T7">ﯲ</text:span><text:span text:style-name="T1"> </text:span><text:span text:style-name="T7">ﯳ</text:span><text:span text:style-name="T1"> </text:span><text:span text:style-name="T7">ﯴ</text:span><text:span text:style-name="T1"> </text:span><text:span text:style-name="T7">ﯵ</text:span><text:span text:style-name="T1"> </text:span><text:span text:style-name="T7">ﯶ</text:span><text:span text:style-name="T1"> </text:span><text:span text:style-name="T7">ﯷ</text:span><text:span text:style-name="T1"> </text:span><text:span text:style-name="T7">ﯸ</text:span><text:span text:style-name="T1"> </text:span><text:span text:style-name="T7">ﯹ</text:span><text:span text:style-name="T1"> </text:span><text:span text:style-name="T7">ﯺ</text:span><text:span text:style-name="T1"> </text:span><text:span text:style-name="T7">ﯻ</text:span><text:span text:style-name="T1"> </text:span><text:span text:style-name="T7">ﯼ</text:span><text:span text:style-name="T1"> </text:span><text:span text:style-name="T7">ﯽ</text:span><text:span text:style-name="T1"> </text:span><text:span text:style-name="T7">ﯾ</text:span><text:span text:style-name="T1"> </text:span><text:span text:style-name="T7">ﯿ</text:span><text:span text:style-name="T1"> </text:span><text:span text:style-name="T7">ﰀ</text:span><text:span text:style-name="T1"> </text:span><text:span text:style-name="T7">ﰁ</text:span></text:p>
      <text:p text:style-name="P5"><text:span text:style-name="T26">!</text:span><text:span text:style-name="T8">ﭒ</text:span><text:span text:style-name="T1"> </text:span><text:span text:style-name="T8">ﭓ</text:span><text:span text:style-name="T1"> </text:span><text:span text:style-name="T8">ﭔ</text:span><text:span text:style-name="T1"> </text:span><text:span text:style-name="T8">ﭕ</text:span><text:span text:style-name="T1"> </text:span><text:span text:style-name="T8">ﭖ</text:span><text:span text:style-name="T1"> </text:span><text:span text:style-name="T8">ﭗ</text:span><text:span text:style-name="T1"> </text:span><text:span text:style-name="T8">ﭘ</text:span><text:span text:style-name="T1"> </text:span><text:span text:style-name="T8">ﭙ</text:span><text:span text:style-name="T1"> </text:span><text:span text:style-name="T8">ﭚ</text:span><text:span text:style-name="T1"> </text:span><text:span text:style-name="T8">ﭛ</text:span><text:span text:style-name="T1"> </text:span><text:span text:style-name="T8">ﭜ</text:span><text:span text:style-name="T1"> </text:span><text:span text:style-name="T8">ﭝ</text:span><text:span text:style-name="T1"> </text:span><text:span text:style-name="T8">ﭞ</text:span><text:span text:style-name="T1"> </text:span><text:span text:style-name="T8">ﭟ</text:span></text:p>
      <text:p text:style-name="P19"><text:span text:style-name="T8">ﭠ</text:span><text:span text:style-name="T1"> </text:span><text:span text:style-name="T8">ﭡ</text:span><text:span text:style-name="T1"> </text:span><text:span text:style-name="T8">ﭢ</text:span><text:span text:style-name="T1"> </text:span><text:span text:style-name="T8">ﭣ</text:span><text:span text:style-name="T1"> </text:span><text:span text:style-name="T8">ﭤ</text:span><text:span text:style-name="T1"> </text:span><text:span text:style-name="T8">ﭥ</text:span><text:span text:style-name="T1"> </text:span><text:span text:style-name="T8">ﭦ</text:span><text:span text:style-name="T1"> </text:span><text:span text:style-name="T8">ﭧﭨ</text:span><text:span text:style-name="T1"> </text:span><text:span text:style-name="T8">ﭩ</text:span><text:span text:style-name="T1"> </text:span><text:span text:style-name="T8">ﭪ</text:span><text:span text:style-name="T1"> </text:span><text:span text:style-name="T8">ﭫ</text:span><text:span text:style-name="T1"> </text:span><text:span text:style-name="T8">ﭬ</text:span><text:span text:style-name="T1"> </text:span><text:span text:style-name="T8">ﭭ</text:span><text:span text:style-name="T1"> </text:span><text:span text:style-name="T8">ﭮ</text:span><text:span text:style-name="T1"> </text:span><text:span text:style-name="T8">ﭯ</text:span><text:span text:style-name="T1"> </text:span><text:span text:style-name="T8">ﭰ</text:span><text:span text:style-name="T1"> </text:span><text:span text:style-name="T8">ﭱ</text:span><text:span text:style-name="T1"> </text:span><text:span text:style-name="T8">ﭲ</text:span><text:span text:style-name="T1"> </text:span><text:span text:style-name="T8">ﭳ</text:span><text:span text:style-name="T1"> </text:span><text:span text:style-name="T8">ﭴ</text:span><text:span text:style-name="T1"> </text:span><text:span text:style-name="T8">ﭵ</text:span><text:span text:style-name="T1"> </text:span><text:span text:style-name="T8">ﭶ</text:span><text:span text:style-name="T1"> </text:span><text:span text:style-name="T8">ﭷ</text:span><text:span text:style-name="T1"> </text:span><text:span text:style-name="T8">ﭸ</text:span><text:span text:style-name="T1"> </text:span><text:span text:style-name="T8">ﭹ</text:span><text:span text:style-name="T1"> </text:span><text:span text:style-name="T8">ﭺ</text:span><text:span text:style-name="T1"> </text:span><text:span text:style-name="T8">ﭻ</text:span><text:span text:style-name="T1"> </text:span><text:span text:style-name="T8">ﭼ</text:span><text:span text:style-name="T1"> </text:span><text:span text:style-name="T8">ﭽ</text:span><text:span text:style-name="T1"> </text:span><text:span text:style-name="T8">ﭾ</text:span><text:span text:style-name="T1"> </text:span><text:span text:style-name="T8">ﭿ</text:span><text:span text:style-name="T1"> </text:span><text:span text:style-name="T8">ﮀ</text:span><text:span text:style-name="T1"> </text:span><text:span text:style-name="T8">ﮁ</text:span><text:span text:style-name="T1"> </text:span><text:span text:style-name="T8">ﮂ</text:span><text:span text:style-name="T1"> </text:span><text:span text:style-name="T8">ﮃ</text:span><text:span text:style-name="T1"> </text:span><text:span text:style-name="T8">ﮄ</text:span><text:span text:style-name="T1"> </text:span><text:span text:style-name="T8">ﮅ</text:span><text:span text:style-name="T1"> </text:span><text:span text:style-name="T8">ﮆ</text:span><text:span text:style-name="T1"> </text:span><text:span text:style-name="T8">ﮇ</text:span><text:span text:style-name="T1"> </text:span><text:span text:style-name="T8">ﮈ</text:span><text:span text:style-name="T1"> </text:span><text:span text:style-name="T8">ﮉ</text:span><text:span text:style-name="T1"> </text:span><text:span text:style-name="T8">ﮊ</text:span><text:span text:style-name="T1"> </text:span><text:span text:style-name="T8">ﮋ</text:span><text:span text:style-name="T1"> </text:span><text:span text:style-name="T8">ﮌ</text:span><text:span text:style-name="T1"> </text:span><text:span text:style-name="T8">ﮍ</text:span><text:span text:style-name="T1"> </text:span><text:span text:style-name="T8">ﮎ</text:span><text:span text:style-name="T1"> </text:span><text:span text:style-name="T8">ﮏ</text:span><text:span text:style-name="T1"> </text:span><text:span text:style-name="T8">ﮐﮑ</text:span><text:span text:style-name="T1"> </text:span><text:span text:style-name="T8">ﮒ</text:span><text:span text:style-name="T1"> </text:span><text:span text:style-name="T8">ﮓ</text:span><text:span text:style-name="T1"> </text:span><text:span text:style-name="T8">ﮔ</text:span><text:span text:style-name="T1"> </text:span><text:span text:style-name="T8">ﮕ</text:span><text:span text:style-name="T1"> </text:span><text:span text:style-name="T8">ﮖ</text:span><text:span text:style-name="T1"> </text:span><text:span text:style-name="T8">ﮗ</text:span><text:span text:style-name="T1"> </text:span><text:span text:style-name="T8">ﮘ</text:span><text:span text:style-name="T1"> </text:span><text:span text:style-name="T8">ﮙ</text:span><text:span text:style-name="T1"> </text:span><text:span text:style-name="T8">ﮚ</text:span><text:span text:style-name="T1"> </text:span><text:span text:style-name="T8">ﮛ</text:span><text:span text:style-name="T1"> </text:span><text:span text:style-name="T8">ﮜ</text:span><text:span text:style-name="T1"> </text:span><text:span text:style-name="T8">ﮝ</text:span><text:span text:style-name="T1"> </text:span><text:span text:style-name="T8">ﮞ</text:span><text:span text:style-name="T1"> </text:span><text:span text:style-name="T8">ﮟ</text:span><text:span text:style-name="T1"> </text:span><text:span text:style-name="T8">ﮠ</text:span><text:span text:style-name="T1"> </text:span><text:span text:style-name="T8">ﮡ</text:span><text:span text:style-name="T1"> </text:span><text:span text:style-name="T8">ﮢ</text:span><text:span text:style-name="T1"> </text:span><text:span text:style-name="T8">ﮣ</text:span><text:span text:style-name="T1"> </text:span><text:span text:style-name="T8">ﮤ</text:span><text:span text:style-name="T1"> </text:span><text:span text:style-name="T8">ﮥ</text:span><text:span text:style-name="T1"> </text:span><text:span text:style-name="T8">ﮦ</text:span><text:span text:style-name="T1"> </text:span><text:span text:style-name="T8">ﮧ</text:span><text:span text:style-name="T1"> </text:span><text:span text:style-name="T8">ﮨ</text:span><text:span text:style-name="T1"> </text:span><text:span text:style-name="T8">ﮩ</text:span><text:span text:style-name="T1"> </text:span><text:span text:style-name="T8">ﮪ</text:span><text:span text:style-name="T1"> </text:span><text:span text:style-name="T8">ﮫ</text:span><text:span text:style-name="T1"> </text:span><text:span text:style-name="T8">ﮬ</text:span><text:span text:style-name="T1"> </text:span><text:span text:style-name="T8">ﮭ</text:span><text:span text:style-name="T1"> </text:span><text:span text:style-name="T8">ﮮ</text:span><text:span text:style-name="T1"> </text:span><text:span text:style-name="T8">ﮯ</text:span><text:span text:style-name="T1"> </text:span><text:span text:style-name="T8">ﮰ</text:span><text:span text:style-name="T1"> </text:span><text:span text:style-name="T8">ﮱ</text:span><text:span text:style-name="T1"> </text:span><text:span text:style-name="T8">ﯓ</text:span><text:span text:style-name="T1"> </text:span><text:span text:style-name="T8">ﯔ</text:span><text:span text:style-name="T1"> </text:span><text:span text:style-name="T8">ﯕ</text:span><text:span text:style-name="T1"> </text:span><text:span text:style-name="T8">ﯖ</text:span><text:span text:style-name="T1"> </text:span><text:span text:style-name="T8">ﯗ</text:span><text:span text:style-name="T1"> </text:span><text:span text:style-name="T8">ﯘ</text:span><text:span text:style-name="T1"> </text:span><text:span text:style-name="T8">ﯙ</text:span><text:span text:style-name="T1"> </text:span><text:span text:style-name="T8">ﯚ</text:span><text:span text:style-name="T1"> </text:span><text:span text:style-name="T8">ﯛ</text:span><text:span text:style-name="T1"> </text:span><text:span text:style-name="T8">ﯜ</text:span><text:span text:style-name="T1"> </text:span><text:span text:style-name="T8">ﯝﯞ</text:span><text:span text:style-name="T1"> </text:span><text:span text:style-name="T8">ﯟ</text:span><text:span text:style-name="T1"> </text:span><text:span text:style-name="T8">ﯠ</text:span><text:span text:style-name="T1"> </text:span><text:span text:style-name="T8">ﯡ</text:span><text:span text:style-name="T1"> </text:span><text:span text:style-name="T8">ﯢ</text:span><text:span text:style-name="T1"> </text:span><text:span text:style-name="T8">ﯣ</text:span><text:span text:style-name="T1"> </text:span><text:span text:style-name="T8">ﯤ</text:span><text:span text:style-name="T1"> </text:span><text:span text:style-name="T8">ﯥ</text:span><text:span text:style-name="T1"> </text:span><text:span text:style-name="T8">ﯦ</text:span><text:span text:style-name="T1"> </text:span><text:span text:style-name="T8">ﯧ</text:span><text:span text:style-name="T1"> </text:span><text:span text:style-name="T8">ﯨ</text:span><text:span text:style-name="T1"> </text:span><text:span text:style-name="T8">ﯩ</text:span><text:span text:style-name="T1"> </text:span><text:span text:style-name="T8">ﯪﯫ</text:span><text:span text:style-name="T1"> </text:span><text:span text:style-name="T8">ﯬ</text:span><text:span text:style-name="T1"> </text:span><text:span text:style-name="T8">ﯭ</text:span><text:span text:style-name="T1"> </text:span><text:span text:style-name="T8">ﯮ</text:span><text:span text:style-name="T1"> </text:span><text:span text:style-name="T8">ﯯ</text:span><text:span text:style-name="T1"> </text:span><text:span text:style-name="T8">ﯰ</text:span></text:p>
      <text:p text:style-name="P6"><text:span text:style-name="T9">ﭑ</text:span><text:span text:style-name="T1"> </text:span><text:span text:style-name="T9">ﭒ</text:span><text:span text:style-name="T1"> </text:span><text:span text:style-name="T9">ﭓ</text:span><text:span text:style-name="T1"> </text:span><text:span text:style-name="T9">ﭔ</text:span><text:span text:style-name="T1"> </text:span><text:span text:style-name="T9">ﭕ</text:span><text:span text:style-name="T1"> </text:span><text:span text:style-name="T9">ﭖ</text:span><text:span text:style-name="T1"> </text:span><text:span text:style-name="T9">ﭗ</text:span><text:span text:style-name="T1"> </text:span><text:span text:style-name="T9">ﭘ</text:span><text:span text:style-name="T1"> </text:span><text:span text:style-name="T9">ﭙ</text:span><text:span text:style-name="T1"> </text:span><text:span text:style-name="T9">ﭚ</text:span><text:span text:style-name="T1"> </text:span><text:span text:style-name="T9">ﭛ</text:span><text:span text:style-name="T1"> </text:span><text:span text:style-name="T9">ﭜ</text:span><text:span text:style-name="T1"> </text:span><text:span text:style-name="T9">ﭝ</text:span><text:span text:style-name="T1"> </text:span><text:span text:style-name="T9">ﭞ</text:span><text:span text:style-name="T1"> </text:span><text:span text:style-name="T9">ﭟ</text:span><text:span text:style-name="T1"> </text:span><text:span text:style-name="T9">ﭠ</text:span><text:span text:style-name="T1"> </text:span><text:span text:style-name="T9">ﭡ</text:span><text:span text:style-name="T1"> </text:span><text:span text:style-name="T9">ﭢ</text:span><text:span text:style-name="T1"> </text:span><text:span text:style-name="T9">ﭣ</text:span><text:span text:style-name="T1"> </text:span><text:span text:style-name="T9">ﭤ</text:span><text:span text:style-name="T1"> </text:span><text:span text:style-name="T9">ﭥ</text:span><text:span text:style-name="T1"> </text:span><text:span text:style-name="T9">ﭦ</text:span><text:span text:style-name="T1"> </text:span><text:span text:style-name="T9">ﭧ</text:span><text:span text:style-name="T1"> </text:span><text:span text:style-name="T9">ﭨ</text:span><text:span text:style-name="T1"> </text:span><text:span text:style-name="T9">ﭩ</text:span><text:span text:style-name="T1"> </text:span><text:span text:style-name="T9">ﭪ</text:span><text:span text:style-name="T1"> </text:span><text:span text:style-name="T9">ﭫ</text:span><text:span text:style-name="T1"> </text:span><text:span text:style-name="T9">ﭬ</text:span><text:span text:style-name="T1"> </text:span><text:span text:style-name="T9">ﭭ</text:span><text:span text:style-name="T1"> </text:span><text:span text:style-name="T9">ﭮ</text:span><text:span text:style-name="T1"> </text:span><text:span text:style-name="T9">ﭯ</text:span><text:span text:style-name="T1"> </text:span><text:span text:style-name="T9">ﭰ</text:span><text:span text:style-name="T1"> </text:span><text:span text:style-name="T9">ﭱ</text:span><text:span text:style-name="T1"> </text:span><text:span text:style-name="T9">ﭲ</text:span><text:span text:style-name="T1"> </text:span><text:span text:style-name="T9">ﭳ</text:span><text:span text:style-name="T1"> </text:span><text:span text:style-name="T9">ﭴ</text:span><text:span text:style-name="T1"> </text:span><text:span text:style-name="T9">ﭵ</text:span><text:span text:style-name="T1"> </text:span><text:span text:style-name="T9">ﭶ</text:span><text:span text:style-name="T1"> </text:span><text:span text:style-name="T9">ﭷ</text:span><text:span text:style-name="T1"> </text:span><text:span text:style-name="T9">ﭸ</text:span><text:span text:style-name="T1"> </text:span><text:span text:style-name="T9">ﭹ</text:span><text:span text:style-name="T1"> </text:span><text:span text:style-name="T9">ﭺ</text:span><text:span text:style-name="T1"> </text:span><text:span text:style-name="T9">ﭻﭼ</text:span><text:span text:style-name="T1"> </text:span><text:span text:style-name="T9">ﭽ</text:span><text:span text:style-name="T1"> </text:span><text:span text:style-name="T9">ﭾ</text:span><text:span text:style-name="T1"> </text:span><text:span text:style-name="T9">ﭿ</text:span><text:span text:style-name="T1"> </text:span><text:span text:style-name="T9">ﮀ</text:span><text:span text:style-name="T1"> </text:span><text:span text:style-name="T9">ﮁ</text:span><text:span text:style-name="T1"> </text:span><text:span text:style-name="T9">ﮂ</text:span><text:span text:style-name="T1"> </text:span><text:span text:style-name="T9">ﮃﮄ</text:span><text:span text:style-name="T1"> </text:span><text:span text:style-name="T9">ﮅ</text:span><text:span text:style-name="T1"> </text:span><text:span text:style-name="T9">ﮆ</text:span><text:span text:style-name="T1"> </text:span><text:span text:style-name="T9">ﮇ</text:span><text:span text:style-name="T1"> </text:span><text:span text:style-name="T9">ﮈ</text:span><text:span text:style-name="T1"> </text:span><text:span text:style-name="T9">ﮉ</text:span><text:span text:style-name="T1"> </text:span><text:span text:style-name="T9">ﮊ</text:span><text:span text:style-name="T1"> </text:span><text:span text:style-name="T9">ﮋ</text:span><text:span text:style-name="T1"> </text:span><text:span text:style-name="T9">ﮌﮍ</text:span><text:span text:style-name="T1"> </text:span><text:span text:style-name="T9">ﮎ</text:span><text:span text:style-name="T1"> </text:span><text:span text:style-name="T9">ﮏ</text:span><text:span text:style-name="T1"> </text:span><text:span text:style-name="T9">ﮐ</text:span><text:span text:style-name="T1"> </text:span><text:span text:style-name="T9">ﮑ</text:span><text:span text:style-name="T1"> </text:span><text:span text:style-name="T9">ﮒ</text:span><text:span text:style-name="T1"> </text:span><text:span text:style-name="T9">ﮓ</text:span><text:span text:style-name="T1"> </text:span><text:span text:style-name="T9">ﮔ</text:span><text:span text:style-name="T1"> </text:span><text:span text:style-name="T9">ﮕ</text:span><text:span text:style-name="T1"> </text:span><text:span text:style-name="T9">ﮖ</text:span><text:span text:style-name="T1"> </text:span><text:span text:style-name="T9">ﮗ</text:span><text:span text:style-name="T1"> </text:span><text:span text:style-name="T9">ﮘ</text:span><text:span text:style-name="T1"> </text:span><text:span text:style-name="T9">ﮙ</text:span><text:span text:style-name="T1"> </text:span><text:span text:style-name="T9">ﮚ</text:span><text:span text:style-name="T1"> </text:span><text:span text:style-name="T9">ﮛﮜ</text:span><text:span text:style-name="T1"> </text:span><text:span text:style-name="T9">ﮝ</text:span><text:span text:style-name="T1"> </text:span><text:span text:style-name="T9">ﮞ</text:span><text:span text:style-name="T1"> </text:span><text:span text:style-name="T9">ﮟ</text:span><text:span text:style-name="T1"> </text:span><text:span text:style-name="T9">ﮠ</text:span><text:span text:style-name="T1"> </text:span><text:span text:style-name="T9">ﮡ</text:span><text:span text:style-name="T1"> </text:span><text:span text:style-name="T9">ﮢ</text:span><text:span text:style-name="T1"> </text:span><text:span text:style-name="T9">ﮣ</text:span><text:span text:style-name="T1"> </text:span><text:span text:style-name="T9">ﮤ</text:span><text:span text:style-name="T1"> </text:span><text:span text:style-name="T9">ﮥ</text:span><text:span text:style-name="T1"> </text:span><text:span text:style-name="T9">ﮦ</text:span><text:span text:style-name="T1"> </text:span><text:span text:style-name="T9">ﮧ</text:span><text:span text:style-name="T1"> </text:span><text:span text:style-name="T9">ﮨﮩ</text:span><text:span text:style-name="T1"> </text:span><text:span text:style-name="T9">ﮪ</text:span><text:span text:style-name="T1"> </text:span><text:span text:style-name="T9">ﮫ</text:span><text:span text:style-name="T1"> </text:span><text:span text:style-name="T9">ﮬ</text:span><text:span text:style-name="T1"> </text:span><text:span text:style-name="T9">ﮭ</text:span><text:span text:style-name="T1"> </text:span><text:span text:style-name="T9">ﮮ</text:span><text:span text:style-name="T1"> </text:span><text:span text:style-name="T9">ﮯ</text:span><text:span text:style-name="T1"> </text:span><text:span text:style-name="T9">ﮰ</text:span><text:span text:style-name="T1"> </text:span><text:span text:style-name="T9">ﮱ</text:span><text:span text:style-name="T1"> </text:span><text:span text:style-name="T9">ﯓ</text:span><text:span text:style-name="T1"> </text:span><text:span text:style-name="T9">ﯔ</text:span><text:span text:style-name="T1"> </text:span><text:span text:style-name="T9">ﯕ</text:span><text:span text:style-name="T1"> </text:span><text:span text:style-name="T9">ﯖ</text:span><text:span text:style-name="T1"> </text:span><text:span text:style-name="T9">ﯗ</text:span><text:span text:style-name="T1"> </text:span><text:span text:style-name="T9">ﯘ</text:span><text:span text:style-name="T1"> </text:span><text:span text:style-name="T9">ﯙ</text:span><text:span text:style-name="T1"> </text:span><text:span text:style-name="T9">ﯚ</text:span><text:span text:style-name="T1"> </text:span><text:span text:style-name="T9">ﯛ</text:span><text:span text:style-name="T1"> </text:span><text:span text:style-name="T9">ﯜ</text:span><text:span text:style-name="T1"> </text:span><text:span text:style-name="T9">ﯝ</text:span><text:span text:style-name="T1"> </text:span><text:span text:style-name="T9">ﯞ</text:span><text:span text:style-name="T1"> </text:span><text:span text:style-name="T9">ﯟﯠ</text:span><text:span text:style-name="T1"> </text:span><text:span text:style-name="T9">ﯡ</text:span><text:span text:style-name="T1"> </text:span><text:span text:style-name="T9">ﯢ</text:span><text:span text:style-name="T1"> </text:span><text:span text:style-name="T9">ﯣ</text:span><text:span text:style-name="T1"> </text:span><text:span text:style-name="T9">ﯤ</text:span><text:span text:style-name="T1"> </text:span><text:span text:style-name="T9">ﯥ</text:span><text:span text:style-name="T1"> </text:span><text:span text:style-name="T9">ﯦ</text:span><text:span text:style-name="T1"> </text:span><text:span text:style-name="T9">ﯧ</text:span><text:span text:style-name="T1"> </text:span><text:span text:style-name="T9">ﯨ</text:span><text:span text:style-name="T1"> </text:span><text:span text:style-name="T9">ﯩ</text:span><text:span text:style-name="T1"> </text:span><text:span text:style-name="T9">ﯪ</text:span><text:span text:style-name="T1"> </text:span><text:span text:style-name="T9">ﯫ</text:span><text:span text:style-name="T1"> </text:span><text:span text:style-name="T9">ﯬ</text:span><text:span text:style-name="T1"> </text:span><text:span text:style-name="T9">ﯭ</text:span><text:span text:style-name="T1"> </text:span><text:span text:style-name="T9">ﯮ</text:span><text:span text:style-name="T1"> </text:span><text:span text:style-name="T9">ﯯ</text:span><text:span text:style-name="T1"> </text:span><text:span text:style-name="T9">ﯰ</text:span><text:span text:style-name="T1"> </text:span><text:span text:style-name="T9">ﯱ</text:span><text:span text:style-name="T1"> </text:span><text:span text:style-name="T9">ﯲ</text:span><text:span text:style-name="T1"> </text:span><text:span text:style-name="T9">ﯳ</text:span><text:span text:style-name="T1"> </text:span><text:span text:style-name="T9">ﯴ</text:span><text:span text:style-name="T1"> </text:span><text:span text:style-name="T9">ﯵ</text:span><text:span text:style-name="T1"> </text:span><text:span text:style-name="T9">ﯶ</text:span><text:span text:style-name="T1"> </text:span><text:span text:style-name="T9">ﯷ</text:span><text:span text:style-name="T1"> </text:span><text:span text:style-name="T9">ﯸ</text:span><text:span text:style-name="T1"> </text:span><text:span text:style-name="T9">ﯹ</text:span><text:span text:style-name="T1"> </text:span><text:span text:style-name="T9">ﯺ</text:span><text:span text:style-name="T1"> </text:span><text:span text:style-name="T9">ﯻ</text:span><text:span text:style-name="T1"> </text:span><text:span text:style-name="T9">ﯼ</text:span><text:span text:style-name="T1"> </text:span><text:span text:style-name="T9">ﯽ</text:span><text:span text:style-name="T1"> </text:span><text:span text:style-name="T9">ﯾ</text:span><text:span text:style-name="T1"> </text:span><text:span text:style-name="T9">ﯿﰀ</text:span><text:span text:style-name="T1"> </text:span><text:span text:style-name="T9">ﰁ</text:span><text:span text:style-name="T1"> </text:span><text:span text:style-name="T9">ﰂ</text:span><text:span text:style-name="T1"> </text:span><text:span text:style-name="T9">ﰃ</text:span><text:span text:style-name="T1"> </text:span><text:span text:style-name="T9">ﰄ</text:span></text:p>
      <text:p text:style-name="P7"><text:span text:style-name="T10">ﭑ</text:span><text:span text:style-name="T1"> </text:span><text:span text:style-name="T10">ﭒ</text:span><text:span text:style-name="T1"> </text:span><text:span text:style-name="T10">ﭓ</text:span><text:span text:style-name="T1"> </text:span><text:span text:style-name="T10">ﭔ</text:span><text:span text:style-name="T1"> </text:span><text:span text:style-name="T10">ﭕ</text:span><text:span text:style-name="T1"> </text:span><text:span text:style-name="T10">ﭖ</text:span><text:span text:style-name="T1"> </text:span><text:span text:style-name="T10">ﭗ</text:span><text:span text:style-name="T1"> </text:span><text:span text:style-name="T10">ﭘ</text:span><text:span text:style-name="T1"> </text:span><text:span text:style-name="T10">ﭙ</text:span><text:span text:style-name="T1"> </text:span><text:span text:style-name="T10">ﭚ</text:span><text:span text:style-name="T1"> </text:span><text:span text:style-name="T10">ﭛ</text:span><text:span text:style-name="T1"> </text:span><text:span text:style-name="T10">ﭜ</text:span><text:span text:style-name="T1"> </text:span><text:span text:style-name="T10">ﭝ</text:span><text:span text:style-name="T1"> </text:span><text:span text:style-name="T10">ﭞ</text:span><text:span text:style-name="T1"> </text:span><text:span text:style-name="T10">ﭟ</text:span><text:span text:style-name="T1"> </text:span><text:span text:style-name="T10">ﭠﭡ</text:span><text:span text:style-name="T1"> </text:span><text:span text:style-name="T10">ﭢ</text:span><text:span text:style-name="T1"> </text:span><text:span text:style-name="T10">ﭣ</text:span><text:span text:style-name="T1"> </text:span><text:span text:style-name="T10">ﭤ</text:span><text:span text:style-name="T1"> </text:span><text:span text:style-name="T10">ﭥ</text:span><text:span text:style-name="T1"> </text:span><text:span text:style-name="T10">ﭦ</text:span></text:p>
      <text:p text:style-name="P20"><text:span text:style-name="T10">ﭧ</text:span><text:span text:style-name="T1"> </text:span><text:span text:style-name="T10">ﭨ</text:span><text:span text:style-name="T1"> </text:span><text:span text:style-name="T10">ﭩ</text:span><text:span text:style-name="T1"> </text:span><text:span text:style-name="T10">ﭪ</text:span><text:span text:style-name="T1"> </text:span><text:span text:style-name="T10">ﭫ</text:span><text:span text:style-name="T1"> </text:span><text:span text:style-name="T10">ﭬ</text:span><text:span text:style-name="T1"> </text:span><text:span text:style-name="T10">ﭭ</text:span><text:span text:style-name="T1"> </text:span><text:span text:style-name="T10">ﭮ</text:span><text:span text:style-name="T1"> </text:span><text:span text:style-name="T10">ﭯ</text:span><text:span text:style-name="T1"> </text:span><text:span text:style-name="T10">ﭰ</text:span><text:span text:style-name="T1"> </text:span><text:span text:style-name="T10">ﭱ</text:span><text:span text:style-name="T1"> </text:span><text:span text:style-name="T10">ﭲ</text:span><text:span text:style-name="T1"> </text:span><text:span text:style-name="T10">ﭳﭴ</text:span><text:span text:style-name="T1"> </text:span><text:span text:style-name="T10">ﭵ</text:span><text:span text:style-name="T1"> </text:span><text:span text:style-name="T10">ﭶﭷ</text:span><text:span text:style-name="T1"> </text:span><text:span text:style-name="T10">ﭸ</text:span><text:span text:style-name="T1"> </text:span><text:span text:style-name="T10">ﭹ</text:span><text:span text:style-name="T1"> </text:span><text:span text:style-name="T10">ﭺ</text:span><text:span text:style-name="T1"> </text:span><text:span text:style-name="T10">ﭻ</text:span><text:span text:style-name="T1"> </text:span><text:span text:style-name="T10">ﭼ</text:span><text:span text:style-name="T1"> </text:span><text:span text:style-name="T10">ﭽ</text:span><text:span text:style-name="T1"> </text:span><text:span text:style-name="T10">ﭾ</text:span><text:span text:style-name="T1"> </text:span><text:span text:style-name="T10">ﭿ</text:span><text:span text:style-name="T1"> </text:span><text:span text:style-name="T10">ﮀ</text:span><text:span text:style-name="T1"> </text:span><text:span text:style-name="T10">ﮁ</text:span><text:span text:style-name="T1"> </text:span><text:span text:style-name="T10">ﮂﮃ</text:span><text:span text:style-name="T1"> </text:span><text:span text:style-name="T10">ﮄ</text:span><text:span text:style-name="T1"> </text:span><text:span text:style-name="T10">ﮅ</text:span><text:span text:style-name="T1"> </text:span><text:span text:style-name="T10">ﮆ</text:span><text:span text:style-name="T1"> </text:span><text:span text:style-name="T10">ﮇ</text:span><text:span text:style-name="T1"> </text:span><text:span text:style-name="T10">ﮈ</text:span><text:span text:style-name="T1"> </text:span><text:span text:style-name="T10">ﮉ</text:span><text:span text:style-name="T1"> </text:span><text:span text:style-name="T10">ﮊ</text:span><text:span text:style-name="T1"> </text:span><text:span text:style-name="T10">ﮋ</text:span><text:span text:style-name="T1"> </text:span><text:span text:style-name="T10">ﮌ</text:span><text:span text:style-name="T1"> </text:span><text:span text:style-name="T10">ﮍ</text:span><text:span text:style-name="T1"> </text:span><text:span text:style-name="T10">ﮎ</text:span></text:p>
      <text:p text:style-name="P20"><text:span text:style-name="T10">ﮏ</text:span><text:span text:style-name="T1"> </text:span><text:span text:style-name="T10">ﮐﮑ</text:span><text:span text:style-name="T1"> </text:span><text:span text:style-name="T10">ﮒ</text:span><text:span text:style-name="T1"> </text:span><text:span text:style-name="T10">ﮓ</text:span><text:span text:style-name="T1"> </text:span><text:span text:style-name="T10">ﮔ</text:span><text:span text:style-name="T1"> </text:span><text:span text:style-name="T10">ﮕ</text:span><text:span text:style-name="T1"> </text:span><text:span text:style-name="T10">ﮖ</text:span><text:span text:style-name="T1"> </text:span><text:span text:style-name="T10">ﮗ</text:span><text:span text:style-name="T1"> </text:span><text:span text:style-name="T10">ﮘ</text:span><text:span text:style-name="T1"> </text:span><text:span text:style-name="T10">ﮙﮚ</text:span><text:span text:style-name="T1"> </text:span><text:span text:style-name="T10">ﮛ</text:span><text:span text:style-name="T1"> </text:span><text:span text:style-name="T10">ﮜ</text:span><text:span text:style-name="T1"> </text:span><text:span text:style-name="T10">ﮝ</text:span><text:span text:style-name="T1"> </text:span><text:span text:style-name="T10">ﮞﮟ</text:span><text:span text:style-name="T1"> </text:span><text:span text:style-name="T10">ﮠ</text:span><text:span text:style-name="T1"> </text:span><text:span text:style-name="T10">ﮡ</text:span><text:span text:style-name="T1"> </text:span><text:span text:style-name="T10">ﮢﮣ</text:span><text:span text:style-name="T1"> </text:span><text:span text:style-name="T10">ﮤ</text:span><text:span text:style-name="T1"> </text:span><text:span text:style-name="T10">ﮥ</text:span><text:span text:style-name="T1"> </text:span><text:span text:style-name="T10">ﮦ</text:span><text:span text:style-name="T1"> </text:span><text:span text:style-name="T10">ﮧ</text:span><text:span text:style-name="T1"> </text:span><text:span text:style-name="T10">ﮨ</text:span><text:span text:style-name="T1"> </text:span><text:span text:style-name="T10">ﮩ</text:span><text:span text:style-name="T1"> </text:span><text:span text:style-name="T10">ﮪ</text:span><text:span text:style-name="T1"> </text:span><text:span text:style-name="T10">ﮫ</text:span><text:span text:style-name="T1"> </text:span><text:span text:style-name="T10">ﮬ</text:span><text:span text:style-name="T1"> </text:span><text:span text:style-name="T10">ﮭ</text:span><text:span text:style-name="T1"> </text:span><text:span text:style-name="T10">ﮮ</text:span><text:span text:style-name="T1"> </text:span><text:span text:style-name="T10">ﮯ</text:span><text:span text:style-name="T1"> </text:span><text:span text:style-name="T10">ﮰ</text:span><text:span text:style-name="T1"> </text:span><text:span text:style-name="T10">ﮱ</text:span><text:span text:style-name="T1"> </text:span><text:span text:style-name="T10">ﯓ</text:span><text:span text:style-name="T1"> </text:span><text:span text:style-name="T10">ﯔ</text:span><text:span text:style-name="T1"> </text:span><text:span text:style-name="T10">ﯕ</text:span><text:span text:style-name="T1"> </text:span><text:span text:style-name="T10">ﯖ</text:span><text:span text:style-name="T1"> </text:span><text:span text:style-name="T10">ﯗ</text:span><text:span text:style-name="T1"> </text:span><text:span text:style-name="T10">ﯘ</text:span><text:span text:style-name="T1"> </text:span><text:span text:style-name="T10">ﯙ</text:span><text:span text:style-name="T1"> </text:span><text:span text:style-name="T10">ﯚ</text:span><text:span text:style-name="T1"> </text:span><text:span text:style-name="T10">ﯛ</text:span><text:span text:style-name="T1"> </text:span><text:span text:style-name="T10">ﯜ</text:span><text:span text:style-name="T1"> </text:span><text:span text:style-name="T10">ﯝ</text:span><text:span text:style-name="T1"> </text:span><text:span text:style-name="T10">ﯞ</text:span><text:span text:style-name="T1"> </text:span><text:span text:style-name="T10">ﯟ</text:span><text:span text:style-name="T1"> </text:span><text:span text:style-name="T10">ﯠﯡ</text:span><text:span text:style-name="T1"> </text:span><text:span text:style-name="T10">ﯢ</text:span><text:span text:style-name="T1"> </text:span><text:span text:style-name="T10">ﯣ</text:span><text:span text:style-name="T1"> </text:span><text:span text:style-name="T10">ﯤ</text:span><text:span text:style-name="T1"> </text:span><text:span text:style-name="T10">ﯥ</text:span><text:span text:style-name="T1"> </text:span><text:span text:style-name="T10">ﯦ</text:span></text:p>
      <text:p text:style-name="P8"><text:span text:style-name="T11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</text:span><text:span text:style-name="T1"> </text:span><text:span text:style-name="T11">ﭘ</text:span><text:span text:style-name="T1"> </text:span><text:span text:style-name="T11">ﭙ</text:span><text:span text:style-name="T1"> </text:span><text:span text:style-name="T11">ﭚ</text:span><text:span text:style-name="T1"> </text:span><text:span text:style-name="T11">ﭛﭜ</text:span><text:span text:style-name="T1"> </text:span><text:span text:style-name="T11">ﭝ</text:span><text:span text:style-name="T1"> </text:span><text:span text:style-name="T11">ﭞ</text:span><text:span text:style-name="T1"> </text:span><text:span text:style-name="T11">ﭟ</text:span><text:span text:style-name="T1"> </text:span><text:span text:style-name="T11">ﭠ</text:span><text:span text:style-name="T1"> </text:span><text:span text:style-name="T11">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ﭧ</text:span><text:span text:style-name="T1"> </text:span><text:span text:style-name="T11">ﭨ</text:span><text:span text:style-name="T1"> </text:span><text:span text:style-name="T11">ﭩ</text:span><text:span text:style-name="T1"> </text:span><text:span text:style-name="T11">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ﭯ</text:span><text:span text:style-name="T1"> </text:span><text:span text:style-name="T11">ﭰ</text:span><text:span text:style-name="T1"> </text:span><text:span text:style-name="T11">ﭱ</text:span><text:span text:style-name="T1"> </text:span><text:span text:style-name="T11">ﭲ</text:span><text:span text:style-name="T1"> </text:span><text:span text:style-name="T11">ﭳ</text:span><text:span text:style-name="T1"> </text:span><text:span text:style-name="T11">ﭴﭵ</text:span><text:span text:style-name="T1"> </text:span><text:span text:style-name="T11">ﭶ</text:span><text:span text:style-name="T1"> </text:span><text:span text:style-name="T11">ﭷ</text:span><text:span text:style-name="T1"> </text:span><text:span text:style-name="T11">ﭸ</text:span><text:span text:style-name="T1"> </text:span><text:span text:style-name="T11">ﭹ</text:span><text:span text:style-name="T1"> </text:span><text:span text:style-name="T11">ﭺ</text:span><text:span text:style-name="T1"> </text:span><text:span text:style-name="T11">ﭻ</text:span><text:span text:style-name="T1"> </text:span><text:span text:style-name="T11">ﭼ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</text:span><text:span text:style-name="T1"> </text:span><text:span text:style-name="T11">ﮄ</text:span><text:span text:style-name="T1"> </text:span><text:span text:style-name="T11">ﮅ</text:span><text:span text:style-name="T1"> </text:span><text:span text:style-name="T11">ﮆ</text:span><text:span text:style-name="T1"> </text:span><text:span text:style-name="T11">ﮇ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</text:span><text:span text:style-name="T1"> </text:span><text:span text:style-name="T11">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</text:span><text:span text:style-name="T1"> </text:span><text:span text:style-name="T11">ﮒ</text:span><text:span text:style-name="T1"> </text:span><text:span text:style-name="T11">ﮓ</text:span><text:span text:style-name="T1"> </text:span><text:span text:style-name="T11">ﮔﮕ</text:span><text:span text:style-name="T1"> </text:span><text:span text:style-name="T11">ﮖ</text:span><text:span text:style-name="T1"> </text:span><text:span text:style-name="T11">ﮗ</text:span><text:span text:style-name="T1"> </text:span><text:span text:style-name="T11">ﮘ</text:span><text:span text:style-name="T1"> </text:span><text:span text:style-name="T11">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</text:span><text:span text:style-name="T1"> </text:span><text:span text:style-name="T11">ﮝ</text:span><text:span text:style-name="T1"> </text:span><text:span text:style-name="T11">ﮞ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</text:span><text:span text:style-name="T1"> </text:span><text:span text:style-name="T11">ﮤ</text:span><text:span text:style-name="T1"> </text:span><text:span text:style-name="T11">ﮥ</text:span><text:span text:style-name="T1"> </text:span><text:span text:style-name="T11">ﮦ</text:span><text:span text:style-name="T1"> </text:span><text:span text:style-name="T11">ﮧ</text:span><text:span text:style-name="T1"> </text:span><text:span text:style-name="T11">ﮨ</text:span><text:span text:style-name="T1"> </text:span><text:span text:style-name="T11">ﮩ</text:span><text:span text:style-name="T1"> </text:span><text:span text:style-name="T11">ﮪ</text:span><text:span text:style-name="T1"> </text:span><text:span text:style-name="T11">ﮫ</text:span><text:span text:style-name="T1"> </text:span><text:span text:style-name="T11">ﮬ</text:span><text:span text:style-name="T1"> </text:span><text:span text:style-name="T11">ﮭ</text:span><text:span text:style-name="T1"> </text:span><text:span text:style-name="T11">ﮮ</text:span><text:span text:style-name="T1"> </text:span><text:span text:style-name="T11">ﮯ</text:span></text:p>
      <text:p text:style-name="P21"><text:span text:style-name="T11">ﮰ</text:span><text:span text:style-name="T1"> </text:span><text:span text:style-name="T11">ﮱﯓ</text:span><text:span text:style-name="T1"> </text:span><text:span text:style-name="T11">ﯔ</text:span><text:span text:style-name="T1"> </text:span><text:span text:style-name="T11">ﯕ</text:span><text:span text:style-name="T1"> </text:span><text:span text:style-name="T11">ﯖ</text:span><text:span text:style-name="T1"> </text:span><text:span text:style-name="T11">ﯗ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</text:span><text:span text:style-name="T1"> </text:span><text:span text:style-name="T11">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</text:span><text:span text:style-name="T1"> </text:span><text:span text:style-name="T11">ﯢ</text:span><text:span text:style-name="T1"> </text:span><text:span text:style-name="T11">ﯣ</text:span><text:span text:style-name="T1"> </text:span><text:span text:style-name="T11">ﯤ</text:span><text:span text:style-name="T1"> </text:span><text:span text:style-name="T11">ﯥ</text:span><text:span text:style-name="T1"> </text:span><text:span text:style-name="T11">ﯦ</text:span><text:span text:style-name="T1"> </text:span><text:span text:style-name="T11">ﯧ</text:span><text:span text:style-name="T1"> </text:span><text:span text:style-name="T11">ﯨ</text:span><text:span text:style-name="T1"> </text:span><text:span text:style-name="T11">ﯩ</text:span><text:span text:style-name="T1"> </text:span><text:span text:style-name="T11">ﯪ</text:span><text:span text:style-name="T1"> </text:span><text:span text:style-name="T11">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</text:span><text:span text:style-name="T1"> </text:span><text:span text:style-name="T11">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</text:span><text:span text:style-name="T1"> </text:span><text:span text:style-name="T11">ﯳ</text:span><text:span text:style-name="T1"> </text:span><text:span text:style-name="T11">ﯴ</text:span><text:span text:style-name="T1"> </text:span><text:span text:style-name="T11">ﯵ</text:span><text:span text:style-name="T1"> </text:span><text:span text:style-name="T11">ﯶ</text:span><text:span text:style-name="T1"> </text:span><text:span text:style-name="T11">ﯷ</text:span><text:span text:style-name="T1"> </text:span><text:span text:style-name="T11">ﯸ</text:span><text:span text:style-name="T1"> </text:span><text:span text:style-name="T11">ﯹ</text:span><text:span text:style-name="T1"> </text:span><text:span text:style-name="T11">ﯺﯻ</text:span><text:span text:style-name="T1"> </text:span><text:span text:style-name="T11">ﯼ</text:span><text:span text:style-name="T1"> </text:span><text:span text:style-name="T11">ﯽ</text:span><text:span text:style-name="T1"> </text:span><text:span text:style-name="T11">ﯾﯿ</text:span><text:span text:style-name="T1"> </text:span><text:span text:style-name="T11">ﰀ</text:span><text:span text:style-name="T1"> </text:span><text:span text:style-name="T11">ﰁ</text:span><text:span text:style-name="T1"> </text:span><text:span text:style-name="T11">ﰂ</text:span><text:span text:style-name="T1"> </text:span><text:span text:style-name="T11">ﰃ</text:span><text:span text:style-name="T1"> </text:span><text:span text:style-name="T11">ﰄ</text:span><text:span text:style-name="T1"> </text:span><text:span text:style-name="T11">ﰅ</text:span><text:span text:style-name="T1"> </text:span><text:span text:style-name="T11">ﰆ</text:span><text:span text:style-name="T1"> </text:span><text:span text:style-name="T11">ﰇ</text:span><text:span text:style-name="T1"> </text:span><text:span text:style-name="T11">ﰈ</text:span><text:span text:style-name="T1"> </text:span><text:span text:style-name="T11">ﰉ</text:span><text:span text:style-name="T1"> </text:span><text:span text:style-name="T11">ﰊ</text:span><text:span text:style-name="T1"> </text:span><text:span text:style-name="T11">ﰋ</text:span><text:span text:style-name="T1"> </text:span><text:span text:style-name="T11">ﰌ</text:span><text:span text:style-name="T1"> </text:span><text:span text:style-name="T11">ﰍ</text:span><text:span text:style-name="T1"> </text:span><text:span text:style-name="T11">ﰎ</text:span><text:span text:style-name="T1"> </text:span><text:span text:style-name="T11">ﰏ</text:span><text:span text:style-name="T1"> </text:span><text:span text:style-name="T11">ﰐ</text:span><text:span text:style-name="T1"> </text:span><text:span text:style-name="T11">ﰑ</text:span><text:span text:style-name="T1"> </text:span><text:span text:style-name="T11">ﰒ</text:span><text:span text:style-name="T1"> </text:span><text:span text:style-name="T11">ﰓ</text:span></text:p>
      <text:p text:style-name="P9"><text:span text:style-name="T12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</text:span><text:span text:style-name="T1"> </text:span><text:span text:style-name="T12">ﭛ</text:span><text:span text:style-name="T1"> </text:span><text:span text:style-name="T12">ﭜ</text:span><text:span text:style-name="T1"> </text:span><text:span text:style-name="T12">ﭝ</text:span><text:span text:style-name="T1"> </text:span><text:span text:style-name="T12">ﭞﭟ</text:span><text:span text:style-name="T1"> </text:span><text:span text:style-name="T12">ﭠ</text:span><text:span text:style-name="T1"> </text:span><text:span text:style-name="T12">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text:span text:style-name="T1"> </text:span><text:span text:style-name="T12">ﭭ</text:span><text:span text:style-name="T1"> </text:span><text:span text:style-name="T12">ﭮ</text:span><text:span text:style-name="T1"> </text:span><text:span text:style-name="T12">ﭯﭰ</text:span><text:span text:style-name="T1"> </text:span><text:span text:style-name="T12">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ﭶ</text:span><text:span text:style-name="T1"> </text:span><text:span text:style-name="T12">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</text:span><text:span text:style-name="T1"> </text:span><text:span text:style-name="T12">ﭼ</text:span><text:span text:style-name="T1"> </text:span><text:span text:style-name="T12">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</text:span><text:span text:style-name="T1"> </text:span><text:span text:style-name="T12">ﮊﮋ</text:span><text:span text:style-name="T1"> </text:span><text:span text:style-name="T12">ﮌ</text:span><text:span text:style-name="T1"> </text:span><text:span text:style-name="T12">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</text:span><text:span text:style-name="T1"> </text:span><text:span text:style-name="T12">ﮛ</text:span><text:span text:style-name="T1"> </text:span><text:span text:style-name="T12">ﮜ</text:span><text:span text:style-name="T1"> </text:span><text:span text:style-name="T12">ﮝ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</text:span><text:span text:style-name="T1"> </text:span><text:span text:style-name="T12">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</text:span><text:span text:style-name="T1"> </text:span><text:span text:style-name="T12">ﮩ</text:span><text:span text:style-name="T1"> </text:span><text:span text:style-name="T12">ﮪ</text:span><text:span text:style-name="T1"> </text:span><text:span text:style-name="T12">ﮫ</text:span><text:span text:style-name="T1"> </text:span><text:span text:style-name="T12">ﮬ</text:span><text:span text:style-name="T1"> </text:span><text:span text:style-name="T12">ﮭ</text:span><text:span text:style-name="T1"> </text:span><text:span text:style-name="T12">ﮮ</text:span><text:span text:style-name="T1"> </text:span><text:span text:style-name="T12">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</text:span><text:span text:style-name="T1"> </text:span><text:span text:style-name="T12">ﯥ</text:span><text:span text:style-name="T1"> </text:span><text:span text:style-name="T12">ﯦ</text:span><text:span text:style-name="T1"> </text:span><text:span text:style-name="T12">ﯧ</text:span><text:span text:style-name="T1"> </text:span><text:span text:style-name="T12">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</text:span><text:span text:style-name="T1"> </text:span><text:span text:style-name="T12">ﯴ</text:span><text:span text:style-name="T1"> </text:span><text:span text:style-name="T12">ﯵ</text:span><text:span text:style-name="T1"> </text:span><text:span text:style-name="T12">ﯶ</text:span><text:span text:style-name="T1"> </text:span><text:span text:style-name="T12">ﯷ</text:span><text:span text:style-name="T1"> </text:span><text:span text:style-name="T12">ﯸ</text:span><text:span text:style-name="T1"> </text:span><text:span text:style-name="T12">ﯹ</text:span><text:span text:style-name="T1"> </text:span><text:span text:style-name="T12">ﯺ</text:span><text:span text:style-name="T1"> </text:span><text:span text:style-name="T12">ﯻ</text:span><text:span text:style-name="T1"> </text:span><text:span text:style-name="T12">ﯼ</text:span><text:span text:style-name="T1"> </text:span><text:span text:style-name="T12">ﯽ</text:span><text:span text:style-name="T1"> </text:span><text:span text:style-name="T12">ﯾ</text:span><text:span text:style-name="T1"> </text:span><text:span text:style-name="T12">ﯿ</text:span><text:span text:style-name="T1"> </text:span><text:span text:style-name="T12">ﰀ</text:span><text:span text:style-name="T1"> </text:span><text:span text:style-name="T12">ﰁ</text:span><text:span text:style-name="T1"> </text:span><text:span text:style-name="T12">ﰂ</text:span><text:span text:style-name="T1"> </text:span><text:span text:style-name="T12">ﰃ</text:span><text:span text:style-name="T1"> </text:span><text:span text:style-name="T12">ﰄ</text:span><text:span text:style-name="T1"> </text:span><text:span text:style-name="T12">ﰅﰆ</text:span><text:span text:style-name="T1"> </text:span><text:span text:style-name="T12">ﰇ</text:span><text:span text:style-name="T1"> </text:span><text:span text:style-name="T12">ﰈ</text:span><text:span text:style-name="T1"> </text:span><text:span text:style-name="T12">ﰉ</text:span><text:span text:style-name="T1"> </text:span><text:span text:style-name="T12">ﰊ</text:span><text:span text:style-name="T1"> </text:span><text:span text:style-name="T12">ﰋﰌ</text:span><text:span text:style-name="T1"> </text:span><text:span text:style-name="T12">ﰍ</text:span><text:span text:style-name="T1"> </text:span><text:span text:style-name="T12">ﰎ</text:span><text:span text:style-name="T1"> </text:span><text:span text:style-name="T12">ﰏ</text:span><text:span text:style-name="T1"> </text:span><text:span text:style-name="T12">ﰐ</text:span><text:span text:style-name="T1"> </text:span><text:span text:style-name="T12">ﰑ</text:span><text:span text:style-name="T1"> </text:span><text:span text:style-name="T12">ﰒ</text:span><text:span text:style-name="T1"> </text:span><text:span text:style-name="T12">ﰓ</text:span></text:p>
      <text:p text:style-name="P10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ﭮ</text:span><text:span text:style-name="T1"> </text:span><text:span text:style-name="T13">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/text:p>
      <text:p text:style-name="P22"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</text:span><text:span text:style-name="T1"> 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text:span text:style-name="T1"> </text:span><text:span text:style-name="T13">ﰄ</text:span><text:span text:style-name="T1"> </text:span><text:span text:style-name="T13">ﰅ</text:span><text:span text:style-name="T1"> </text:span><text:span text:style-name="T13">ﰆ</text:span><text:span text:style-name="T1"> </text:span><text:span text:style-name="T13">ﰇ</text:span></text:p>
      <text:p text:style-name="P11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</text:span><text:span text:style-name="T1"> </text:span><text:span text:style-name="T14">ﭦ</text:span><text:span text:style-name="T1"> </text:span><text:span text:style-name="T14">ﭧ</text:span><text:span text:style-name="T1"> </text:span><text:span text:style-name="T14">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text:span text:style-name="T1"> </text:span><text:span text:style-name="T14">ﭹ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</text:span><text:span text:style-name="T1"> </text:span><text:span text:style-name="T14">ﮜ</text:span><text:span text:style-name="T1"> </text:span><text:span text:style-name="T14">ﮝ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</text:span><text:span text:style-name="T1"> </text:span><text:span text:style-name="T14">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</text:span><text:span text:style-name="T1"> </text:span><text:span text:style-name="T14">ﯹ</text:span><text:span text:style-name="T1"> </text:span><text:span text:style-name="T14">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ﯾ</text:span></text:p>
      <text:p text:style-name="P23"><text:span text:style-name="T14">ﯿ</text:span><text:span text:style-name="T1"> </text:span><text:span text:style-name="T14">ﰀ</text:span><text:span text:style-name="T1"> </text:span><text:span text:style-name="T14">ﰁ</text:span><text:span text:style-name="T1"> </text:span><text:span text:style-name="T14">ﰂﰃ</text:span><text:span text:style-name="T1"> </text:span><text:span text:style-name="T14">ﰄ</text:span><text:span text:style-name="T1"> </text:span><text:span text:style-name="T14">ﰅ</text:span><text:span text:style-name="T1"> </text:span><text:span text:style-name="T14">ﰆ</text:span><text:span text:style-name="T1"> </text:span><text:span text:style-name="T14">ﰇ</text:span><text:span text:style-name="T1"> </text:span><text:span text:style-name="T14">ﰈ</text:span><text:span text:style-name="T1"> </text:span><text:span text:style-name="T14">ﰉﰊ</text:span><text:span text:style-name="T1"> </text:span><text:span text:style-name="T14">ﰋ</text:span><text:span text:style-name="T1"> </text:span><text:span text:style-name="T14">ﰌ</text:span><text:span text:style-name="T1"> </text:span><text:span text:style-name="T14">ﰍ</text:span><text:span text:style-name="T1"> </text:span><text:span text:style-name="T14">ﰎﰏ</text:span><text:span text:style-name="T1"> </text:span><text:span text:style-name="T14">ﰐ</text:span><text:span text:style-name="T1"> </text:span><text:span text:style-name="T14">ﰑ</text:span><text:span text:style-name="T1"> </text:span><text:span text:style-name="T14">ﰒ</text:span><text:span text:style-name="T1"> </text:span><text:span text:style-name="T14">ﰓ</text:span><text:span text:style-name="T1"> </text:span><text:span text:style-name="T14">ﰔ</text:span></text:p>
      <text:p text:style-name="P12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</text:span><text:span text:style-name="T1"> </text:span><text:span text:style-name="T15">ﭛﭜ</text:span><text:span text:style-name="T1"> </text:span><text:span text:style-name="T15">ﭝ</text:span><text:span text:style-name="T1"> </text:span><text:span text:style-name="T15">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/text:p>
      <text:p text:style-name="P24"><text:span text:style-name="T15">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/text:p>
      <text:p text:style-name="P13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text:span text:style-name="T1"> 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</text:span><text:span text:style-name="T1"> </text:span><text:span text:style-name="T16">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</text:span><text:span text:style-name="T1"> </text:span><text:span text:style-name="T16">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ﮂ</text:span><text:span text:style-name="T1"> </text:span><text:span text:style-name="T16">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</text:span><text:span text:style-name="T1"> </text:span><text:span text:style-name="T16">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text:span text:style-name="T1"> </text:span><text:span text:style-name="T16">ﯶ</text:span><text:span text:style-name="T1"> </text:span><text:span text:style-name="T16">ﯷ</text:span><text:span text:style-name="T1"> </text:span><text:span text:style-name="T16">ﯸ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</text:span><text:span text:style-name="T1"> </text:span><text:span text:style-name="T16">ﯽ</text:span><text:span text:style-name="T1"> </text:span><text:span text:style-name="T16">ﯾ</text:span></text:p>
      <text:p text:style-name="P14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</text:span><text:span text:style-name="T1"> 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</text:span><text:span text:style-name="T1"> </text:span><text:span text:style-name="T17">ﭸ</text:span><text:span text:style-name="T1"> </text:span><text:span text:style-name="T17">ﭹ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/text:p>
      <text:p text:style-name="P25"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text:span text:style-name="T1"> </text:span><text:span text:style-name="T17">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/text:p>
      <text:p text:style-name="P30">ﮌ <text:s/>ﮐ</text:p>
      <text:p text:style-name="P32"><text:span text:style-name="T19">ﭤ</text:span><text:span text:style-name="T24">ﭥﭦ</text:span></text:p>
      <text:p text:style-name="P26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</text:span><text:span text:style-name="T1"> </text:span><text:span text:style-name="T18">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</text:span><text:span text:style-name="T1"> </text:span><text:span text:style-name="T18">ﭨ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</text:span><text:span text:style-name="T1"> </text:span><text:span text:style-name="T18">ﭽ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/text:p>
      <text:p text:style-name="P26"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</text:span><text:span text:style-name="T1"> </text:span><text:span text:style-name="T18">ﮗ</text:span><text:span text:style-name="T1"> </text:span><text:span text:style-name="T18">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ﮧ</text:span><text:span text:style-name="T1"> </text:span><text:span text:style-name="T18">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text:span text:style-name="T1"> 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</text:span><text:span text:style-name="T1"> </text:span><text:span text:style-name="T18">ﯶ</text:span><text:span text:style-name="T1"> </text:span><text:span text:style-name="T18">ﯷ</text:span><text:span text:style-name="T1"> </text:span><text:span text:style-name="T18">ﯸ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ﯾ</text:span><text:span text:style-name="T1"> </text:span><text:span text:style-name="T18">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ﰄ</text:span><text:span text:style-name="T1"> </text:span><text:span text:style-name="T18">ﰅ</text:span><text:span text:style-name="T1"> </text:span><text:span text:style-name="T18">ﰆ</text:span><text:span text:style-name="T1"> </text:span><text:span text:style-name="T18">ﰇ</text:span><text:span text:style-name="T1"> </text:span><text:span text:style-name="T18">ﰈ</text:span><text:span text:style-name="T1"> </text:span><text:span text:style-name="T18">ﰉ</text:span><text:span text:style-name="T1"> </text:span><text:span text:style-name="T18">ﰊﰋ</text:span><text:span text:style-name="T1"> </text:span><text:span text:style-name="T18">ﰌ</text:span><text:span text:style-name="T1"> </text:span><text:span text:style-name="T18">ﰍ</text:span><text:span text:style-name="T1"> </text:span><text:span text:style-name="T18">ﰎ</text:span><text:span text:style-name="T1"> </text:span><text:span text:style-name="T18">ﰏ</text:span></text:p>
      <text:p text:style-name="P15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/text:p>
      <text:p text:style-name="P27"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ﯿ</text:span><text:span text:style-name="T1"> </text:span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</text:span><text:span text:style-name="T1"> </text:span><text:span text:style-name="T20">ﰄ</text:span><text:span text:style-name="T1"> </text:span><text:span text:style-name="T20">ﰅ</text:span></text:p>
      <text:p text:style-name="P16"><text:span text:style-name="T25">!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/text:p>
      <text:p text:style-name="P17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ﭚ</text:span><text:span text:style-name="T1"> </text:span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/text:p>
      <text:p text:style-name="P28"><draw:line text:anchor-type="paragraph" draw:z-index="0" draw:name="Shape1" draw:style-name="gr1" draw:text-style-name="P36" svg:x1="4.3874in" svg:y1="4.2193in" svg:x2="4.4909in" svg:y2="4.1854in"><text:p/></draw:line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ﯡ</text:span><text:span text:style-name="T1"> </text:span><text:span text:style-name="T22">ﯢ</text:span><text:span text:style-name="T1"> </text:span><text:span text:style-name="T22">ﯣ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/text:p>
      <text:p text:style-name="P28"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/text:p>
      <text:p text:style-name="P18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</text:span><text:span text:style-name="T1"> 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/text:p>
      <text:p text:style-name="P29"><text:span text:style-name="T23">ﮱ</text:span><text:span text:style-name="T1"> </text:span><text:span text:style-name="T23">ﯓ</text:span><text:span text:style-name="T1"> </text:span><text:span text:style-name="T23">ﯔ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067" svg:font-family="MSI_Z067"/>
    <style:font-face style:name="MSI_Z079" svg:font-family="MSI_Z079"/>
    <style:font-face style:name="MSI_Z061" svg:font-family="MSI_Z061" style:font-pitch="variable"/>
    <style:font-face style:name="MSI_Z062" svg:font-family="MSI_Z062" style:font-pitch="variable"/>
    <style:font-face style:name="MSI_Z063" svg:font-family="MSI_Z063" style:font-pitch="variable"/>
    <style:font-face style:name="MSI_Z064" svg:font-family="MSI_Z064" style:font-pitch="variable"/>
    <style:font-face style:name="MSI_Z065" svg:font-family="MSI_Z065" style:font-pitch="variable"/>
    <style:font-face style:name="MSI_Z066" svg:font-family="MSI_Z066" style:font-pitch="variable"/>
    <style:font-face style:name="MSI_Z0671" svg:font-family="MSI_Z067" style:font-pitch="variable"/>
    <style:font-face style:name="MSI_Z068" svg:font-family="MSI_Z068" style:font-pitch="variable"/>
    <style:font-face style:name="MSI_Z069" svg:font-family="MSI_Z069" style:font-pitch="variable"/>
    <style:font-face style:name="MSI_Z070" svg:font-family="MSI_Z070" style:font-pitch="variable"/>
    <style:font-face style:name="MSI_Z071" svg:font-family="MSI_Z071" style:font-pitch="variable"/>
    <style:font-face style:name="MSI_Z072" svg:font-family="MSI_Z072" style:font-pitch="variable"/>
    <style:font-face style:name="MSI_Z073" svg:font-family="MSI_Z073" style:font-pitch="variable"/>
    <style:font-face style:name="MSI_Z074" svg:font-family="MSI_Z074" style:font-pitch="variable"/>
    <style:font-face style:name="MSI_Z075" svg:font-family="MSI_Z075" style:font-pitch="variable"/>
    <style:font-face style:name="MSI_Z076" svg:font-family="MSI_Z076" style:font-pitch="variable"/>
    <style:font-face style:name="MSI_Z077" svg:font-family="MSI_Z077" style:font-pitch="variable"/>
    <style:font-face style:name="MSI_Z078" svg:font-family="MSI_Z078" style:font-pitch="variable"/>
    <style:font-face style:name="MSI_Z0791" svg:font-family="MSI_Z079" style:font-pitch="variable"/>
    <style:font-face style:name="MSI_Z080" svg:font-family="MSI_Z080" style:font-pitch="variable"/>
    <style:font-face style:name="MSI_Z081" svg:font-family="MSI_Z081" style:font-pitch="variable"/>
    <style:font-face style:name="Liberation Serif" svg:font-family="'Liberation Serif'" style:font-family-generic="roman" style:font-pitch="variable"/>
    <style:font-face style:name="QCF_P030" svg:font-family="QCF_P030" style:font-family-generic="roman" style:font-pitch="variable"/>
    <style:font-face style:name="QCF_P062" svg:font-family="QCF_P062" style:font-family-generic="roman" style:font-pitch="variable"/>
    <style:font-face style:name="QCF_P063" svg:font-family="QCF_P063" style:font-family-generic="roman" style:font-pitch="variable"/>
    <style:font-face style:name="QCF_P064" svg:font-family="QCF_P064" style:font-family-generic="roman" style:font-pitch="variable"/>
    <style:font-face style:name="QCF_P065" svg:font-family="QCF_P065" style:font-family-generic="roman" style:font-pitch="variable"/>
    <style:font-face style:name="QCF_P066" svg:font-family="QCF_P066" style:font-family-generic="roman" style:font-pitch="variable"/>
    <style:font-face style:name="QCF_P067" svg:font-family="QCF_P067" style:font-family-generic="roman" style:font-pitch="variable"/>
    <style:font-face style:name="QCF_P068" svg:font-family="QCF_P068" style:font-family-generic="roman" style:font-pitch="variable"/>
    <style:font-face style:name="QCF_P069" svg:font-family="QCF_P069" style:font-family-generic="roman" style:font-pitch="variable"/>
    <style:font-face style:name="QCF_P070" svg:font-family="QCF_P070" style:font-family-generic="roman" style:font-pitch="variable"/>
    <style:font-face style:name="QCF_P071" svg:font-family="QCF_P071" style:font-family-generic="roman" style:font-pitch="variable"/>
    <style:font-face style:name="QCF_P072" svg:font-family="QCF_P072" style:font-family-generic="roman" style:font-pitch="variable"/>
    <style:font-face style:name="QCF_P073" svg:font-family="QCF_P073" style:font-family-generic="roman" style:font-pitch="variable"/>
    <style:font-face style:name="QCF_P074" svg:font-family="QCF_P074" style:font-family-generic="roman" style:font-pitch="variable"/>
    <style:font-face style:name="QCF_P075" svg:font-family="QCF_P075" style:font-family-generic="roman" style:font-pitch="variable"/>
    <style:font-face style:name="QCF_P076" svg:font-family="QCF_P076" style:font-family-generic="roman" style:font-pitch="variable"/>
    <style:font-face style:name="QCF_P077" svg:font-family="QCF_P077" style:font-family-generic="roman" style:font-pitch="variable"/>
    <style:font-face style:name="QCF_P078" svg:font-family="QCF_P078" style:font-family-generic="roman" style:font-pitch="variable"/>
    <style:font-face style:name="QCF_P079" svg:font-family="QCF_P079" style:font-family-generic="roman" style:font-pitch="variable"/>
    <style:font-face style:name="QCF_P080" svg:font-family="QCF_P080" style:font-family-generic="roman" style:font-pitch="variable"/>
    <style:font-face style:name="QCF_P081" svg:font-family="QCF_P0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 Narrow" fo:font-size="10pt" officeooo:rsid="0067315d" officeooo:paragraph-rsid="0067315d" style:font-size-asian="8.75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text-properties style:font-name="Liberation Sans Narrow" fo:font-size="10pt" officeooo:rsid="0067315d" officeooo:paragraph-rsid="0067315d" style:font-size-asian="10pt" style:font-size-complex="10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li ‘Imran<text:tab/><text:tab/>Juz 4</text:p>
      </style:header>
      <style:footer>
        <text:p text:style-name="MP2"><text:page-number text:select-page="current">73</text:page-number></text:p>
      </style:footer>
    </style:master-page>
    <style:master-page style:name="ganti_20_surat" style:display-name="ganti surat" style:page-layout-name="Mpm1">
      <style:header>
        <text:p text:style-name="MP3">Surat An Nisa’<text:tab/><text:tab/>Juz 4</text:p>
      </style:header>
      <style:footer>
        <text:p text:style-name="MP2"><text:page-number text:select-page="current">8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6T21:51:01.479962916</dc:date>
    <meta:editing-duration>PT4H41M4S</meta:editing-duration>
    <meta:editing-cycles>78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9" meta:word-count="2674" meta:character-count="5512" meta:non-whitespace-character-count="2874"/>
  </office:meta>
</office:document-meta>
</file>